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ccffcc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1" svg:stroke-width="0.076cm" svg:stroke-color="#ff9c3a" draw:stroke-linejoin="miter" svg:stroke-linecap="butt" draw:fill="none" draw:fill-color="#ccffcc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99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1" svg:stroke-width="0.031cm" svg:stroke-color="#ff9c3a" draw:stroke-linejoin="miter" svg:stroke-linecap="butt" draw:fill="none" draw:fill-color="#99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ccffcc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" svg:stroke-width="0.047cm" svg:stroke-color="#ff9c3a" draw:stroke-linejoin="miter" svg:stroke-linecap="butt" draw:fill="none" draw:fill-color="#ccffcc" draw:textarea-horizontal-align="center" draw:textarea-vertical-align="middle" fo:padding-top="0.148cm" fo:padding-bottom="0.148cm" fo:padding-left="0.273cm" fo:padding-right="0.273cm"/>
    </style:style>
    <style:style style:name="gr7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ffcc99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" svg:stroke-width="0.026cm" svg:stroke-color="#ff9c3a" draw:stroke-linejoin="miter" svg:stroke-linecap="butt" draw:fill="none" draw:fill-color="#ffcc99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546e7a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1" svg:stroke-width="0cm" svg:stroke-color="#ff9c3a" draw:stroke-linejoin="none" svg:stroke-linecap="butt" draw:fill="solid" draw:fill-color="#b0bec5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1" svg:stroke-width="0.054cm" svg:stroke-color="#ff9c3a" draw:stroke-linejoin="miter" svg:stroke-linecap="butt" draw:fill="none" draw:fill-color="#ffcc99" draw:textarea-horizontal-align="center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497cm" fo:min-width="2.3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497cm" fo:min-width="2.5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74cm" fo:min-width="2.67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74cm" fo:min-width="3.0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74cm" fo:min-width="2.3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74cm" fo:min-width="2.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74cm" fo:min-width="2.01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74cm" fo:min-width="3.18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74cm" fo:min-width="2.0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74cm" fo:min-width="2.1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74cm" fo:min-width="2.16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draw:stroke-dash="Dashed_20__28_var_29__20_1" svg:stroke-width="0cm" svg:stroke-color="#ff9c3a" draw:stroke-linejoin="round" svg:stroke-linecap="butt" draw:fill="solid" draw:fill-color="#ffcc99" draw:textarea-horizontal-align="justify" draw:textarea-vertical-align="middle" draw:auto-grow-height="false" fo:min-height="10.27cm" fo:min-width="0.876cm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374cm" fo:min-width="1.9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74cm" fo:min-width="2.1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74cm" fo:min-width="1.43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74cm" fo:min-width="2.44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74cm" fo:min-width="1.49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74cm" fo:min-width="1.5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374cm" fo:min-width="2.508cm" fo:padding-top="0cm" fo:padding-bottom="0cm" fo:padding-left="0cm" fo:padding-right="0cm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>
      <style:graphic-properties svg:stroke-color="#ff9c3a" draw:fill-color="#ffcc99" draw:textarea-horizontal-align="justify" draw:textarea-vertical-align="middle" draw:auto-grow-height="false" fo:min-height="6.577cm" fo:min-width="0.866cm"/>
    </style:style>
    <style:style style:name="gr35" style:family="graphic" style:parent-style-name="standard">
      <style:graphic-properties draw:stroke="none" draw:stroke-dash="Dashed_20__28_var_29__20_1" svg:stroke-width="0cm" svg:stroke-color="#ff9c3a" draw:stroke-linejoin="miter" svg:stroke-linecap="butt" draw:fill="solid" draw:fill-color="#ff9c3a" draw:opacity="100%" draw:textarea-horizontal-align="center" draw:textarea-vertical-align="middle" fo:padding-top="0.152cm" fo:padding-bottom="0.152cm" fo:padding-left="0.277cm" fo:padding-right="0.277cm"/>
    </style:style>
    <style:style style:name="gr36" style:family="graphic" style:parent-style-name="objectwithoutfill">
      <style:graphic-properties svg:stroke-width="0.018cm" draw:marker-start="Arrow" draw:marker-start-width="0.327cm" draw:marker-end="Arrow" draw:marker-end-width="0.327cm" draw:fill="none" draw:textarea-vertical-align="middle" fo:padding-top="0.134cm" fo:padding-bottom="0.134cm" fo:padding-left="0.259cm" fo:padding-right="0.259cm"/>
    </style:style>
    <style:style style:name="gr37" style:family="graphic" style:parent-style-name="standard">
      <style:graphic-properties draw:stroke="none" draw:fill="none" draw:fill-color="#ffffff" draw:textarea-horizontal-align="left" draw:auto-grow-width="true" fo:min-height="0.374cm" fo:min-width="1.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auto-grow-width="true" fo:min-height="0.374cm" fo:min-width="1.0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ffcc99" draw:textarea-horizontal-align="center" draw:textarea-vertical-align="middle" fo:padding-top="0.125cm" fo:padding-bottom="0.125cm" fo:padding-left="0.25cm" fo:padding-right="0.25cm" draw:shadow="hidden"/>
    </style:style>
    <style:style style:name="gr40" style:family="graphic" style:parent-style-name="objectwithoutfill">
      <style:graphic-properties svg:stroke-color="#000000" draw:marker-start="Arrow" draw:marker-end="Arrow" draw:marker-end-width="0.3cm" draw:fill="none" draw:textarea-vertical-align="middle"/>
    </style:style>
    <style:style style:name="gr41" style:family="graphic" style:parent-style-name="standard">
      <style:graphic-properties svg:stroke-color="#ffffff" draw:fill="none" draw:opacity="50%" draw:opacity-name="" draw:textarea-horizontal-align="justify" draw:textarea-vertical-align="middle" draw:auto-grow-height="false" fo:min-height="10.926cm" fo:min-width="16.645cm"/>
    </style:style>
    <style:style style:name="gr42" style:family="graphic" style:parent-style-name="standard">
      <style:graphic-properties draw:stroke="none" draw:marker-start="" draw:fill="none" draw:textarea-horizontal-align="justify" draw:textarea-vertical-align="middle" draw:auto-grow-height="false" fo:min-height="10.291cm" fo:min-width="15.629cm"/>
    </style:style>
    <style:style style:name="gr43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  <style:paragraph-properties style:writing-mode="lr-tb"/>
    </style:style>
    <style:style style:name="gr44" style:family="graphic" style:parent-style-name="standard">
      <style:graphic-properties svg:stroke-color="#ff8000" draw:textarea-horizontal-align="justify" draw:textarea-vertical-align="middle" draw:auto-grow-height="false" fo:min-height="0.512cm" fo:min-width="3.183cm"/>
      <style:paragraph-properties style:writing-mode="lr-tb"/>
    </style:style>
    <style:style style:name="gr45" style:family="graphic" style:parent-style-name="standard">
      <style:graphic-properties draw:stroke="solid" draw:stroke-dash="Dashed_20__28_var_29__20_1" svg:stroke-width="0.028cm" svg:stroke-color="#ff9c3a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_20_1" svg:stroke-width="0.028cm" svg:stroke-color="#fe7f00" draw:marker-start-width="0.242cm" draw:marker-end-width="0.242cm" draw:stroke-linejoin="none" svg:stroke-linecap="butt" draw:fill="solid" draw:fill-color="#ccffcc" draw:textarea-horizontal-align="center" draw:textarea-vertical-align="middle" fo:padding-top="0.139cm" fo:padding-bottom="0.139cm" fo:padding-left="0.264cm" fo:padding-right="0.264cm"/>
    </style:style>
    <style:style style:name="gr47" style:family="graphic" style:parent-style-name="standard">
      <style:graphic-properties draw:stroke="none" draw:fill="none" draw:fill-color="#ffffff" draw:textarea-horizontal-align="left" draw:auto-grow-width="true" fo:min-height="0.747cm" fo:min-width="1.822cm" fo:padding-top="0cm" fo:padding-bottom="0cm" fo:padding-left="0cm" fo:padding-right="0cm"/>
      <style:paragraph-properties style:writing-mode="lr-tb"/>
    </style:style>
    <style:style style:name="gr4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svg:stroke-color="#ff9c3a" draw:fill-color="#ffcc99" draw:textarea-horizontal-align="justify" draw:textarea-vertical-align="middle" draw:auto-grow-height="false" fo:min-height="0.925cm" fo:min-width="0.888cm"/>
    </style:style>
    <style:style style:name="gr52" style:family="graphic" style:parent-style-name="standard">
      <style:graphic-properties draw:stroke="none" draw:fill="none" draw:fill-color="#ffffff" draw:textarea-horizontal-align="left" draw:auto-grow-width="true" fo:min-height="0.374cm" fo:min-width="0.9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747cm" fo:min-width="1.6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ccffcc"/>
      <style:paragraph-properties fo:text-align="center"/>
    </style:style>
    <style:style style:name="P2" style:family="paragraph">
      <loext:graphic-properties draw:fill="none" draw:fill-color="#ccffcc"/>
      <style:paragraph-properties fo:text-align="center"/>
    </style:style>
    <style:style style:name="P3" style:family="paragraph">
      <loext:graphic-properties draw:fill="solid" draw:fill-color="#99ffff"/>
      <style:paragraph-properties fo:text-align="center"/>
    </style:style>
    <style:style style:name="P4" style:family="paragraph">
      <loext:graphic-properties draw:fill="none" draw:fill-color="#99ffff"/>
      <style:paragraph-properties fo:text-align="center"/>
    </style:style>
    <style:style style:name="P5" style:family="paragraph">
      <loext:graphic-properties draw:fill="solid" draw:fill-color="#ffcc99"/>
      <style:paragraph-properties fo:text-align="center"/>
    </style:style>
    <style:style style:name="P6" style:family="paragraph">
      <loext:graphic-properties draw:fill="none" draw:fill-color="#ffcc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546e7a"/>
      <style:paragraph-properties fo:text-align="center"/>
    </style:style>
    <style:style style:name="P9" style:family="paragraph">
      <loext:graphic-properties draw:fill="solid" draw:fill-color="#b0bec5"/>
      <style:paragraph-properties fo:text-align="center"/>
    </style:style>
    <style:style style:name="P10" style:family="paragraph">
      <style:text-properties fo:font-size="11.8999996185303pt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11.8999996185303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P12" style:family="paragraph">
      <style:text-properties fo:font-size="9pt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4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5" style:family="paragraph">
      <loext:graphic-properties draw:fill="none" draw:fill-color="#ffffff"/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cc99"/>
      <style:paragraph-properties fo:text-align="center"/>
    </style:style>
    <style:style style:name="P18" style:family="paragraph">
      <loext:graphic-properties draw:fill="solid" draw:fill-color="#ff9c3a" draw:opacity="100%"/>
      <style:paragraph-properties fo:text-align="center"/>
    </style:style>
    <style:style style:name="P19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20" style:family="paragraph">
      <style:paragraph-properties fo:text-align="center"/>
      <style:text-properties fo:font-size="9pt"/>
    </style:style>
    <style:style style:name="P21" style:family="paragraph">
      <loext:graphic-properties draw:fill="none" draw:fill-color="#ffffff"/>
      <style:paragraph-properties fo:text-align="center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P22" style:family="paragraph">
      <loext:graphic-properties draw:fill="none" draw:opacity="50%"/>
      <style:paragraph-properties fo:text-align="center"/>
    </style:style>
    <style:style style:name="P23" style:family="paragraph">
      <style:paragraph-properties fo:text-align="center"/>
      <style:text-properties fo:font-size="11.8999996185303pt"/>
    </style:style>
    <style:style style:name="P24" style:family="paragraph">
      <loext:graphic-properties draw:fill="solid" draw:fill-color="#ccffcc"/>
      <style:paragraph-properties fo:text-align="center"/>
      <style:text-properties fo:font-size="11.8999996185303pt" style:font-size-asian="12pt" style:font-size-complex="12pt"/>
    </style:style>
    <style:style style:name="P25" style:family="paragraph">
      <style:paragraph-properties fo:text-align="center"/>
      <style:text-properties fo:font-size="9.89999961853027pt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style:font-name="sans-serif" fo:font-size="12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2pt" style:font-name-complex="sans-serif" style:font-size-complex="12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4" style:family="text">
      <style:text-properties fo:color="#808080" style:text-outline="false" style:text-line-through-style="none" style:text-line-through-type="none" style:font-name="sans-serif" fo:font-size="9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9pt" style:font-name-complex="sans-serif" style:font-size-complex="9pt" style:text-scale="100%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9pt" style:font-weight-asian="bold" style:font-name-complex="sans-serif" style:font-size-complex="9pt" style:font-weight-complex="bold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8.875cm" svg:height="18.414cm" svg:x="10.063cm" svg:y="2.817cm" svg:viewBox="0 0 8876 18415" draw:points="0,0 8876,0 8876,18415 0,18415">
          <text:p/>
        </draw:polygon>
        <draw:polygon draw:style-name="gr2" draw:text-style-name="P2" draw:layer="layout" svg:width="8.881cm" svg:height="18.414cm" svg:x="10.063cm" svg:y="2.815cm" svg:viewBox="0 0 8882 18415" draw:points="0,0 8882,0 8882,18415 0,18415">
          <text:p/>
        </draw:polygon>
        <draw:g>
          <draw:polygon draw:style-name="gr3" draw:text-style-name="P3" draw:layer="layout" svg:width="4.952cm" svg:height="5.549cm" svg:x="12.087cm" svg:y="4.886cm" svg:viewBox="0 0 4953 5550" draw:points="0,0 4953,0 4953,5550 0,5550">
            <text:p/>
          </draw:polygon>
          <draw:polygon draw:style-name="gr4" draw:text-style-name="P4" draw:layer="layout" svg:width="4.952cm" svg:height="5.549cm" svg:x="12.087cm" svg:y="4.886cm" svg:viewBox="0 0 4953 5550" draw:points="0,0 4953,0 4953,5550 0,5550">
            <text:p/>
          </draw:polygon>
        </draw:g>
        <draw:polygon draw:style-name="gr5" draw:text-style-name="P1" draw:layer="layout" svg:width="3.689cm" svg:height="16.251cm" svg:x="5.994cm" svg:y="4.974cm" svg:viewBox="0 0 3690 16252" draw:points="0,0 3690,0 3690,16252 0,16252">
          <text:p/>
        </draw:polygon>
        <draw:polygon draw:style-name="gr6" draw:text-style-name="P2" draw:layer="layout" svg:width="3.689cm" svg:height="16.251cm" svg:x="5.994cm" svg:y="4.975cm" svg:viewBox="0 0 3690 16252" draw:points="0,0 3690,0 3690,16252 0,16252">
          <text:p/>
        </draw:polygon>
        <draw:g xml:id="id5" draw:id="id5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3.984cm" svg:y="11.75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3.984cm" svg:y="11.757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4.185cm" svg:y="11.958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4.137cm" svg:y="11.84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9" draw:id="id9" draw:layer="layout" svg:width="0.681cm" svg:height="0.681cm" svg:x="14.137cm" svg:y="11.844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4.338cm" svg:y="12.045cm" svg:viewBox="0 0 280 281" svg:d="M140 0c77 0 140 63 140 141 0 77-63 140-140 140s-140-63-140-140c0-78 63-141 140-141z">
            <text:p/>
          </draw:path>
        </draw:g>
        <draw:path draw:style-name="gr9" draw:text-style-name="P7" xml:id="id11" draw:id="id11" draw:layer="layout" svg:width="0.703cm" svg:height="0.602cm" svg:x="7.648cm" svg:y="8.381cm" svg:viewBox="0 0 704 603" svg:d="M51 0c-28 0-51 22-51 50v503c0 27 23 50 51 50h603c28 0 50-23 50-50v-503c0-28-22-50-50-50zM101 352l100-101-100-101 50-50 151 151-151 151zM503 402h-201v-50h201z">
          <text:p/>
        </draw:path>
        <draw:g xml:id="id1" draw:id="id1">
          <draw:path draw:style-name="gr10" draw:text-style-name="P8" draw:layer="layout" svg:width="1.111cm" svg:height="0.973cm" svg:x="17.325cm" svg:y="4.548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7.465cm" svg:y="4.896cm" svg:viewBox="0 0 834 348" svg:d="M0 0v348h347v-348zM486 0v70h348v-70zM486 139v70h348v-70zM486 278v70h209v-70z">
            <text:p/>
          </draw:path>
        </draw:g>
        <draw:g xml:id="id3" draw:id="id3">
          <draw:path draw:style-name="gr10" draw:text-style-name="P8" draw:layer="layout" svg:width="1.111cm" svg:height="0.972cm" svg:x="15.451cm" svg:y="8.58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5.59cm" svg:y="8.927cm" svg:viewBox="0 0 834 348" svg:d="M0 0v348h347v-348zM487 0v70h347v-70zM487 139v70h347v-70zM487 278v70h208v-70z">
            <text:p/>
          </draw:path>
        </draw:g>
        <draw:g>
          <draw:glue-point draw:id="4" svg:x="-3.596cm" svg:y="-4.331cm"/>
          <draw:glue-point draw:id="5" svg:x="1.692cm" svg:y="-4.651cm"/>
          <draw:glue-point draw:id="6" svg:x="-1.973cm" svg:y="-4.96cm"/>
          <draw:glue-point draw:id="7" svg:x="1.891cm" svg:y="-4.96cm"/>
          <draw:path draw:style-name="gr7" draw:text-style-name="P5" draw:layer="layout" svg:width="1.703cm" svg:height="1.899cm" svg:x="15.512cm" svg:y="18.50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2" draw:id="id2" draw:layer="layout" svg:width="1.703cm" svg:height="1.899cm" svg:x="15.512cm" svg:y="18.505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5.522cm" svg:y="18.498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xml:id="id6" draw:id="id6" draw:layer="layout" svg:width="1.702cm" svg:height="0.648cm" svg:x="15.522cm" svg:y="18.498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3" draw:text-style-name="P11" draw:layer="layout" svg:width="2.347cm" svg:height="0.497cm" svg:x="6.766cm" svg:y="5.17cm">
          <draw:text-box>
            <text:p text:style-name="P10"><text:span text:style-name="T1">PMM Client</text:span></text:p>
          </draw:text-box>
        </draw:frame>
        <draw:frame draw:style-name="gr14" draw:text-style-name="P11" draw:layer="layout" svg:width="2.508cm" svg:height="0.497cm" svg:x="13.548cm" svg:y="3.03cm">
          <draw:text-box>
            <text:p text:style-name="P10"><text:span text:style-name="T1">PMM Server</text:span></text:p>
          </draw:text-box>
        </draw:frame>
        <draw:g xml:id="id20" draw:id="id20">
          <draw:path draw:style-name="gr7" draw:text-style-name="P5" draw:layer="layout" svg:width="0.681cm" svg:height="0.682cm" svg:x="7.583cm" svg:y="10.445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7.583cm" svg:y="10.445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784cm" svg:y="10.647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6cm" svg:y="10.532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xml:id="id18" draw:id="id18" draw:layer="layout" svg:width="0.681cm" svg:height="0.682cm" svg:x="7.736cm" svg:y="10.532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7.937cm" svg:y="10.734cm" svg:viewBox="0 0 280 281" svg:d="M140 0c77 0 140 62 140 140s-63 141-140 141-140-63-140-141 63-140 140-140z">
            <text:p/>
          </draw:path>
        </draw:g>
        <draw:frame draw:style-name="gr15" draw:text-style-name="P13" draw:layer="layout" svg:width="2.673cm" svg:height="0.374cm" svg:x="6.742cm" svg:y="9.946cm">
          <draw:text-box>
            <text:p text:style-name="P12"><text:span text:style-name="T2">mysqld_exporter</text:span></text:p>
          </draw:text-box>
        </draw:frame>
        <draw:g xml:id="id21" draw:id="id21">
          <draw:path draw:style-name="gr7" draw:text-style-name="P5" draw:layer="layout" svg:width="0.681cm" svg:height="0.681cm" svg:x="7.583cm" svg:y="12.32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7.583cm" svg:y="12.325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2.526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7.736cm" svg:y="12.41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xml:id="id17" draw:id="id17" draw:layer="layout" svg:width="0.681cm" svg:height="0.682cm" svg:x="7.736cm" svg:y="12.411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7.937cm" svg:y="12.613cm" svg:viewBox="0 0 280 281" svg:d="M140 0c77 0 140 63 140 140 0 78-63 141-140 141s-140-63-140-141c0-77 63-140 140-140z">
            <text:p/>
          </draw:path>
        </draw:g>
        <draw:frame draw:style-name="gr16" draw:text-style-name="P13" draw:layer="layout" svg:width="3.029cm" svg:height="0.374cm" svg:x="6.464cm" svg:y="11.825cm">
          <draw:text-box>
            <text:p text:style-name="P12"><text:span text:style-name="T2">mongodb_exporter</text:span></text:p>
          </draw:text-box>
        </draw:frame>
        <draw:g xml:id="id22" draw:id="id22">
          <draw:path draw:style-name="gr7" draw:text-style-name="P5" draw:layer="layout" svg:width="0.681cm" svg:height="0.681cm" svg:x="7.583cm" svg:y="14.20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4.208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4.40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4.29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6" draw:id="id16" draw:layer="layout" svg:width="0.681cm" svg:height="0.681cm" svg:x="7.736cm" svg:y="14.295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4.496cm" svg:viewBox="0 0 280 281" svg:d="M140 0c77 0 140 63 140 141 0 77-63 140-140 140s-140-63-140-140c0-78 63-141 140-141z">
            <text:p/>
          </draw:path>
        </draw:g>
        <draw:frame draw:style-name="gr17" draw:text-style-name="P13" draw:layer="layout" svg:width="2.313cm" svg:height="0.374cm" svg:x="6.822cm" svg:y="13.708cm">
          <draw:text-box>
            <text:p text:style-name="P12"><text:span text:style-name="T2">node_exporter</text:span></text:p>
          </draw:text-box>
        </draw:frame>
        <draw:g xml:id="id24" draw:id="id24">
          <draw:path draw:style-name="gr7" draw:text-style-name="P5" draw:layer="layout" svg:width="0.681cm" svg:height="0.681cm" svg:x="7.583cm" svg:y="17.94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7.947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784cm" svg:y="18.148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8.03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4" draw:id="id14" draw:layer="layout" svg:width="0.681cm" svg:height="0.681cm" svg:x="7.736cm" svg:y="18.034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8.235cm" svg:viewBox="0 0 280 281" svg:d="M140 0c77 0 140 63 140 141 0 77-63 140-140 140s-140-63-140-140c0-78 63-141 140-141z">
            <text:p/>
          </draw:path>
        </draw:g>
        <draw:frame draw:style-name="gr18" draw:text-style-name="P13" draw:layer="layout" svg:width="2.86cm" svg:height="0.374cm" svg:x="6.648cm" svg:y="17.448cm">
          <draw:text-box>
            <text:p text:style-name="P12"><text:span text:style-name="T2">proxysql_exporter</text:span></text:p>
          </draw:text-box>
        </draw:frame>
        <draw:g xml:id="id25" draw:id="id25">
          <draw:path draw:style-name="gr7" draw:text-style-name="P5" draw:layer="layout" svg:width="0.681cm" svg:height="0.681cm" svg:x="7.583cm" svg:y="19.80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7.583cm" svg:y="19.804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7.784cm" svg:y="20.005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7.736cm" svg:y="19.89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xml:id="id13" draw:id="id13" draw:layer="layout" svg:width="0.681cm" svg:height="0.681cm" svg:x="7.736cm" svg:y="19.891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937cm" svg:y="20.092cm" svg:viewBox="0 0 280 281" svg:d="M140 0c77 0 140 63 140 141 0 77-63 140-140 140s-140-63-140-140c0-78 63-141 140-141z">
            <text:p/>
          </draw:path>
        </draw:g>
        <draw:frame draw:style-name="gr19" draw:text-style-name="P13" draw:layer="layout" svg:width="2.013cm" svg:height="0.374cm" svg:x="7.072cm" svg:y="19.304cm">
          <draw:text-box>
            <text:p text:style-name="P12"><text:span text:style-name="T2">rds_exporter</text:span></text:p>
          </draw:text-box>
        </draw:frame>
        <draw:g xml:id="id23" draw:id="id23">
          <draw:path draw:style-name="gr7" draw:text-style-name="P5" draw:layer="layout" svg:width="0.681cm" svg:height="0.681cm" svg:x="7.583cm" svg:y="16.078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7.583cm" svg:y="16.078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7.784cm" svg:y="16.279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7.736cm" svg:y="16.165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xml:id="id15" draw:id="id15" draw:layer="layout" svg:width="0.681cm" svg:height="0.681cm" svg:x="7.736cm" svg:y="16.165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7.937cm" svg:y="16.366cm" svg:viewBox="0 0 280 281" svg:d="M140 0c77 0 140 63 140 141 0 77-63 140-140 140s-140-63-140-140c0-78 63-141 140-141z">
            <text:p/>
          </draw:path>
        </draw:g>
        <draw:frame draw:style-name="gr20" draw:text-style-name="P13" draw:layer="layout" svg:width="3.181cm" svg:height="0.374cm" svg:x="6.588cm" svg:y="15.579cm">
          <draw:text-box>
            <text:p text:style-name="P12"><text:span text:style-name="T2">postgres_exporter</text:span></text:p>
          </draw:text-box>
        </draw:frame>
        <draw:frame draw:style-name="gr21" draw:text-style-name="P14" draw:layer="layout" svg:width="2.059cm" svg:height="0.374cm" svg:x="6.962cm" svg:y="7.788cm">
          <draw:text-box>
            <text:p text:style-name="P12"><text:span text:style-name="T3">pmm-agent</text:span></text:p>
          </draw:text-box>
        </draw:frame>
        <draw:path draw:style-name="gr9" draw:text-style-name="P7" xml:id="id12" draw:id="id12" draw:layer="layout" svg:width="0.703cm" svg:height="0.602cm" svg:x="7.695cm" svg:y="6.659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4" draw:layer="layout" svg:width="2.131cm" svg:height="0.374cm" svg:x="6.981cm" svg:y="6.067cm">
          <draw:text-box>
            <text:p text:style-name="P12"><text:span text:style-name="T3">pmm-admin</text:span></text:p>
          </draw:text-box>
        </draw:frame>
        <draw:frame draw:style-name="gr23" draw:text-style-name="P14" draw:layer="layout" svg:width="2.165cm" svg:height="0.374cm" svg:x="15.339cm" svg:y="20.51cm">
          <draw:text-box>
            <text:p text:style-name="P12"><text:span text:style-name="T3">Prometheus</text:span></text:p>
          </draw:text-box>
        </draw:frame>
        <draw:g xml:id="id7" draw:id="id7">
          <draw:path draw:style-name="gr24" draw:text-style-name="P5" draw:layer="layout" svg:width="1.703cm" svg:height="1.899cm" svg:x="13.571cm" svg:y="5.582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571cm" svg:y="5.582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58cm" svg:y="5.57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58cm" svg:y="5.57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4" draw:layer="layout" svg:width="1.971cm" svg:height="0.374cm" svg:x="13.437cm" svg:y="5.074cm">
          <draw:text-box>
            <text:p text:style-name="P12"><text:span text:style-name="T3">ClickHouse</text:span></text:p>
          </draw:text-box>
        </draw:frame>
        <draw:g xml:id="id4" draw:id="id4">
          <draw:path draw:style-name="gr7" draw:text-style-name="P5" draw:layer="layout" svg:width="1.703cm" svg:height="1.899cm" svg:x="13.542cm" svg:y="14.4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542cm" svg:y="14.4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551cm" svg:y="14.46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551cm" svg:y="14.463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4" draw:layer="layout" svg:width="2.102cm" svg:height="0.374cm" svg:x="13.372cm" svg:y="16.534cm">
          <draw:text-box>
            <text:p text:style-name="P12"><text:span text:style-name="T3">PostgreSQL</text:span></text:p>
          </draw:text-box>
        </draw:frame>
        <draw:frame draw:style-name="gr27" draw:text-style-name="P14" draw:layer="layout" svg:width="1.433cm" svg:height="0.374cm" svg:x="17.168cm" svg:y="3.832cm">
          <draw:text-box>
            <text:p text:style-name="P12"><text:span text:style-name="T3">Grafana</text:span></text:p>
          </draw:text-box>
        </draw:frame>
        <draw:frame draw:style-name="gr28" draw:text-style-name="P13" draw:layer="layout" svg:width="2.441cm" svg:height="0.374cm" svg:x="14.753cm" svg:y="11.453cm">
          <draw:text-box>
            <text:p text:style-name="P12"><text:span text:style-name="T2">pmm-managed</text:span></text:p>
          </draw:text-box>
        </draw:frame>
        <draw:frame draw:style-name="gr29" draw:text-style-name="P14" draw:layer="layout" svg:width="1.492cm" svg:height="0.374cm" svg:x="12.419cm" svg:y="8.907cm">
          <draw:text-box>
            <text:p text:style-name="P12"><text:span text:style-name="T3">QAN API</text:span></text:p>
          </draw:text-box>
        </draw:frame>
        <draw:frame draw:style-name="gr30" draw:text-style-name="P14" draw:layer="layout" svg:width="1.598cm" svg:height="0.374cm" svg:x="15.262cm" svg:y="7.957cm">
          <draw:text-box>
            <text:p text:style-name="P12"><text:span text:style-name="T3">QAN App</text:span></text:p>
          </draw:text-box>
        </draw:frame>
        <draw:frame draw:style-name="gr31" draw:text-style-name="P15" draw:layer="layout" svg:width="2.508cm" svg:height="0.374cm" svg:x="12.073cm" svg:y="4.405cm">
          <draw:text-box>
            <text:p text:style-name="P12"><text:span text:style-name="T4">Query Analytics</text:span></text:p>
          </draw:text-box>
        </draw:frame>
        <draw:g xml:id="id8" draw:id="id8">
          <draw:path draw:style-name="gr7" draw:text-style-name="P5" draw:layer="layout" svg:width="0.681cm" svg:height="0.681cm" svg:x="13.994cm" svg:y="8.698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3.994cm" svg:y="8.698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4.195cm" svg:y="8.899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4.147cm" svg:y="8.784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xml:id="id10" draw:id="id10" draw:layer="layout" svg:width="0.682cm" svg:height="0.682cm" svg:x="14.147cm" svg:y="8.784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4.349cm" svg:y="8.986cm" svg:viewBox="0 0 279 281" svg:d="M140 0c77 0 139 63 139 140 0 78-62 141-139 141-78 0-140-63-140-141 0-77 62-140 140-140z">
            <text:p/>
          </draw:path>
        </draw:g>
        <draw:connector draw:style-name="gr32" draw:text-style-name="P16" draw:layer="layout" draw:type="curve" svg:x1="17.881cm" svg:y1="5.522cm" svg:x2="17.216cm" svg:y2="19.455cm" draw:start-shape="id1" draw:start-glue-point="2" draw:end-shape="id2" draw:end-glue-point="1" svg:d="M17881 5522c0 9289-221 13933-665 13933" svg:viewBox="0 0 666 13934">
          <text:p/>
        </draw:connector>
        <draw:connector draw:style-name="gr32" draw:text-style-name="P16" draw:layer="layout" draw:type="curve" svg:x1="17.881cm" svg:y1="5.522cm" svg:x2="16.563cm" svg:y2="9.066cm" draw:start-shape="id1" draw:start-glue-point="2" draw:end-shape="id3" draw:end-glue-point="1" svg:d="M17881 5522c0 2363-439 3544-1318 3544" svg:viewBox="0 0 1319 3545">
          <text:p/>
        </draw:connector>
        <draw:connector draw:style-name="gr33" draw:text-style-name="P16" draw:layer="layout" draw:type="curve" svg:x1="14.398cm" svg:y1="14.463cm" svg:x2="14.401cm" svg:y2="12.526cm" draw:start-shape="id4" draw:start-glue-point="0" draw:end-shape="id5" svg:d="M14398 14463c0-1462 3-494 3-1937" svg:viewBox="0 0 4 1938">
          <text:p/>
        </draw:connector>
        <draw:connector draw:style-name="gr33" draw:text-style-name="P16" draw:layer="layout" draw:type="curve" svg:x1="16.373cm" svg:y1="18.498cm" svg:x2="14.819cm" svg:y2="12.141cm" draw:start-shape="id6" draw:start-glue-point="0" draw:end-shape="id5" draw:end-glue-point="1" svg:d="M16373 18498c0-4238-518-6357-1554-6357" svg:viewBox="0 0 1555 6358">
          <text:p/>
        </draw:connector>
        <draw:connector draw:style-name="gr33" draw:text-style-name="P16" draw:layer="layout" draw:type="curve" svg:x1="14.427cm" svg:y1="7.482cm" svg:x2="14.412cm" svg:y2="8.698cm" draw:start-shape="id7" draw:start-glue-point="2" draw:end-shape="id8" draw:end-glue-point="0" svg:d="M14427 7482c0 903-15 295-15 1216" svg:viewBox="0 0 16 1217">
          <text:p/>
        </draw:connector>
        <draw:connector draw:style-name="gr32" draw:text-style-name="P16" draw:layer="layout" draw:type="curve" svg:x1="14.478cm" svg:y1="11.844cm" svg:x2="14.488cm" svg:y2="9.467cm" draw:start-shape="id9" draw:start-glue-point="0" draw:end-shape="id10" draw:end-glue-point="2" svg:d="M14478 11844c0-1782 10-594 10-2377" svg:viewBox="0 0 11 2378">
          <text:p/>
        </draw:connector>
        <draw:custom-shape draw:style-name="gr34" draw:text-style-name="P17" draw:layer="layout" svg:width="1.524cm" svg:height="6.985cm" svg:x="10.31cm" svg:y="3.5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6" draw:layer="layout" draw:type="curve" draw:line-skew="-0.146cm" svg:x1="8.352cm" svg:y1="8.682cm" svg:x2="14.131cm" svg:y2="12.286cm" draw:start-shape="id11" draw:start-glue-point="1" draw:end-shape="id5" draw:end-glue-point="5" svg:d="M8352 8682c3996 0 1107 3604 5779 3604" svg:viewBox="0 0 5780 3605">
          <text:p/>
        </draw:connector>
        <draw:connector draw:style-name="gr32" draw:text-style-name="P16" draw:layer="layout" draw:type="curve" draw:line-skew="0.129cm" svg:x1="8.399cm" svg:y1="6.96cm" svg:x2="14.131cm" svg:y2="11.905cm" draw:start-shape="id12" draw:start-glue-point="1" draw:end-shape="id5" draw:end-glue-point="4" svg:d="M8399 6960c4372 0 1507 4945 5732 4945" svg:viewBox="0 0 5733 4946">
          <text:p/>
        </draw:connector>
        <draw:connector draw:style-name="gr32" draw:text-style-name="P16" draw:layer="layout" draw:type="curve" svg:x1="15.512cm" svg:y1="19.455cm" svg:x2="8.418cm" svg:y2="20.232cm" draw:start-shape="id2" draw:start-glue-point="3" draw:end-shape="id13" draw:end-glue-point="1" svg:d="M15512 19455c-5329 0-1783 777-7094 777" svg:viewBox="0 0 7095 778">
          <text:p/>
        </draw:connector>
        <draw:connector draw:style-name="gr32" draw:text-style-name="P16" draw:layer="layout" draw:type="curve" svg:x1="15.512cm" svg:y1="19.455cm" svg:x2="8.418cm" svg:y2="18.375cm" draw:start-shape="id2" draw:start-glue-point="3" draw:end-shape="id14" draw:end-glue-point="1" svg:d="M15512 19455c-5329 0-1783-1080-7094-1080" svg:viewBox="0 0 7095 1081">
          <text:p/>
        </draw:connector>
        <draw:connector draw:style-name="gr32" draw:text-style-name="P16" draw:layer="layout" draw:type="curve" svg:x1="15.512cm" svg:y1="19.455cm" svg:x2="8.418cm" svg:y2="16.506cm" draw:start-shape="id2" draw:start-glue-point="3" draw:end-shape="id15" draw:end-glue-point="1" svg:d="M15512 19455c-5329 0-1783-2949-7094-2949" svg:viewBox="0 0 7095 2950">
          <text:p/>
        </draw:connector>
        <draw:connector draw:style-name="gr32" draw:text-style-name="P16" draw:layer="layout" draw:type="curve" svg:x1="15.512cm" svg:y1="19.455cm" svg:x2="8.418cm" svg:y2="14.636cm" draw:start-shape="id2" draw:start-glue-point="3" draw:end-shape="id16" draw:end-glue-point="1" svg:d="M15512 19455c-5329 0-1783-4819-7094-4819" svg:viewBox="0 0 7095 4820">
          <text:p/>
        </draw:connector>
        <draw:connector draw:style-name="gr32" draw:text-style-name="P16" draw:layer="layout" draw:type="curve" svg:x1="15.512cm" svg:y1="19.455cm" svg:x2="8.418cm" svg:y2="12.752cm" draw:start-shape="id2" draw:start-glue-point="3" draw:end-shape="id17" draw:end-glue-point="1" svg:d="M15512 19455c-5329 0-1783-6703-7094-6703" svg:viewBox="0 0 7095 6704">
          <text:p/>
        </draw:connector>
        <draw:connector draw:style-name="gr32" draw:text-style-name="P16" draw:layer="layout" draw:type="curve" svg:x1="15.512cm" svg:y1="19.455cm" svg:x2="8.418cm" svg:y2="10.873cm" draw:start-shape="id2" draw:start-glue-point="3" draw:end-shape="id18" draw:end-glue-point="1" svg:d="M15512 19455c-5329 0-1783-8582-7094-8582" svg:viewBox="0 0 7095 8583">
          <text:p/>
        </draw:connector>
        <draw:g xml:id="id19" draw:id="id19">
          <draw:path draw:style-name="gr7" draw:text-style-name="P5" draw:layer="layout" svg:width="1.703cm" svg:height="1.899cm" svg:x="3.601cm" svg:y="5.54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592cm" svg:y="5.513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592cm" svg:y="5.5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8" draw:layer="layout" svg:width="1.756cm" svg:height="0.347cm" svg:x="3.571cm" svg:y="5.93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8" draw:layer="layout" svg:width="1.756cm" svg:height="0.347cm" svg:x="3.572cm" svg:y="6.03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connector draw:style-name="gr36" draw:text-style-name="P16" draw:layer="layout" draw:type="curve" svg:x1="5.329cm" svg:y1="6.477cm" svg:x2="7.648cm" svg:y2="8.682cm" draw:start-shape="id19" draw:start-glue-point="1" draw:end-shape="id11" draw:end-glue-point="3" svg:d="M5329 6477c1740 0 581 2205 2319 2205" svg:viewBox="0 0 2320 2206">
          <text:p/>
        </draw:connector>
        <draw:connector draw:style-name="gr32" draw:text-style-name="P16" draw:layer="layout" draw:type="curve" svg:x1="7.583cm" svg:y1="10.83cm" svg:x2="4.45cm" svg:y2="7.442cm" draw:start-shape="id20" draw:start-glue-point="3" draw:end-shape="id19" draw:end-glue-point="2" svg:d="M7583 10830c-2089 0-3133-1129-3133-3388" svg:viewBox="0 0 3134 3389">
          <text:p/>
        </draw:connector>
        <draw:connector draw:style-name="gr32" draw:text-style-name="P16" draw:layer="layout" draw:type="curve" svg:x1="7.583cm" svg:y1="12.709cm" svg:x2="4.45cm" svg:y2="7.442cm" draw:start-shape="id21" draw:start-glue-point="3" draw:end-shape="id19" draw:end-glue-point="2" svg:d="M7583 12709c-2089 0-3133-1755-3133-5267" svg:viewBox="0 0 3134 5268">
          <text:p/>
        </draw:connector>
        <draw:connector draw:style-name="gr32" draw:text-style-name="P16" draw:layer="layout" draw:type="curve" svg:x1="7.583cm" svg:y1="14.592cm" svg:x2="4.45cm" svg:y2="7.442cm" draw:start-shape="id22" draw:start-glue-point="3" draw:end-shape="id19" draw:end-glue-point="2" svg:d="M7583 14592c-2089 0-3133-2383-3133-7150" svg:viewBox="0 0 3134 7151">
          <text:p/>
        </draw:connector>
        <draw:connector draw:style-name="gr32" draw:text-style-name="P16" draw:layer="layout" draw:type="curve" svg:x1="7.583cm" svg:y1="16.462cm" svg:x2="4.45cm" svg:y2="7.442cm" draw:start-shape="id23" draw:start-glue-point="3" draw:end-shape="id19" draw:end-glue-point="2" svg:d="M7583 16462c-2089 0-3133-3006-3133-9020" svg:viewBox="0 0 3134 9021">
          <text:p/>
        </draw:connector>
        <draw:connector draw:style-name="gr32" draw:text-style-name="P16" draw:layer="layout" draw:type="curve" svg:x1="7.583cm" svg:y1="18.331cm" svg:x2="4.45cm" svg:y2="7.442cm" draw:start-shape="id24" draw:start-glue-point="3" draw:end-shape="id19" draw:end-glue-point="2" svg:d="M7583 18331c-2089 0-3133-3629-3133-10889" svg:viewBox="0 0 3134 10890">
          <text:p/>
        </draw:connector>
        <draw:connector draw:style-name="gr32" draw:text-style-name="P16" draw:layer="layout" draw:type="curve" svg:x1="7.583cm" svg:y1="20.188cm" svg:x2="4.45cm" svg:y2="7.442cm" draw:start-shape="id25" draw:start-glue-point="3" draw:end-shape="id19" draw:end-glue-point="2" svg:d="M7583 20188c-2089 0-3133-4248-3133-12746" svg:viewBox="0 0 3134 12747">
          <text:p/>
        </draw:connector>
        <draw:connector draw:style-name="gr32" draw:text-style-name="P16" draw:layer="layout" draw:type="curve" svg:x1="15.451cm" svg:y1="9.066cm" svg:x2="14.83cm" svg:y2="9.082cm" draw:start-shape="id3" draw:start-glue-point="3" draw:end-shape="id8" draw:end-glue-point="1" svg:d="M15451 9066c-456 0-146 16-621 16" svg:viewBox="0 0 622 17">
          <text:p/>
        </draw:connector>
        <draw:frame draw:style-name="gr37" draw:text-style-name="P19" draw:layer="layout" svg:width="1.7cm" svg:height="0.374cm" svg:x="3.575cm" svg:y="5.032cm">
          <draw:text-box>
            <text:p text:style-name="P12"><text:span text:style-name="T5">Database</text:span></text:p>
          </draw:text-box>
        </draw:frame>
        <draw:frame draw:style-name="gr38" draw:text-style-name="P19" draw:layer="layout" svg:width="1.035cm" svg:height="0.374cm" svg:x="10.517cm" svg:y="6.647cm">
          <draw:text-box>
            <text:p text:style-name="P12"><text:span text:style-name="T5">Nginx</text:span></text:p>
          </draw:text-box>
        </draw:frame>
        <draw:g xml:id="id26" draw:id="id26">
          <draw:glue-point draw:id="4" svg:x="-4.393cm" svg:y="4.721cm"/>
          <draw:glue-point draw:id="5" svg:x="0.676cm" svg:y="0.696cm" draw:align="center"/>
          <draw:glue-point draw:id="6" svg:x="-4.393cm" svg:y="4.721cm"/>
          <draw:glue-point draw:id="7" svg:x="5.103cm" svg:y="3.066cm"/>
          <draw:glue-point draw:id="8" svg:x="5.103cm" svg:y="3.066cm"/>
          <draw:glue-point draw:id="9" svg:x="5.103cm" svg:y="3.066cm"/>
          <draw:path draw:style-name="gr39" draw:text-style-name="P5" draw:layer="layout" svg:width="1.351cm" svg:height="0.798cm" svg:x="7.388cm" svg:y="3.444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7.695cm" svg:y="2.769cm" svg:viewBox="0 0 737 737" svg:d="M737 368c0 102-36 189-108 261s-158 108-260 108-189-36-261-108-108-159-108-261 36-188 108-260 159-108 261-108 188 36 260 108 108 158 108 260z">
            <text:p/>
          </draw:path>
        </draw:g>
        <draw:frame draw:style-name="gr37" draw:text-style-name="P21" draw:layer="layout" svg:width="1.7cm" svg:height="0.374cm" svg:x="7.634cm" svg:y="4.344cm">
          <draw:text-box>
            <text:p text:style-name="P20"><text:span text:style-name="T5">User</text:span></text:p>
          </draw:text-box>
        </draw:frame>
        <draw:connector draw:style-name="gr40" draw:text-style-name="P16" draw:layer="layout" draw:type="curve" svg:x1="17.881cm" svg:y1="4.548cm" svg:x2="8.74cm" svg:y2="3.957cm" draw:start-shape="id1" draw:start-glue-point="0" draw:end-shape="id26" draw:end-glue-point="7" svg:d="M17881 4548c0-394-3047-591-9141-591" svg:viewBox="0 0 9142 592">
          <text:p/>
        </draw:connector>
      </draw:page>
      <draw:page draw:name="page2" draw:style-name="dp1" draw:master-page-name="Обычный">
        <draw:custom-shape draw:style-name="gr41" draw:text-style-name="P22" draw:layer="layout" svg:width="17.145cm" svg:height="11.176cm" svg:x="1.651cm" svg:y="1.39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6.129cm" svg:height="10.541cm" svg:x="1.927cm" svg:y="1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1" draw:id="id31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11.871cm" svg:y="3.237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12.178cm" svg:y="2.562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4" xml:id="id27" draw:id="id27" draw:layer="layout" svg:width="3.689cm" svg:height="2.158cm" svg:x="8.136cm" svg:y="5.975cm" svg:viewBox="0 0 3690 2159" draw:points="0,0 3690,0 3690,2159 0,2159">
          <text:p text:style-name="P23"><text:span text:style-name="T6">PMM Client</text:span></text:p>
        </draw:polygon>
        <draw:polygon draw:style-name="gr43" draw:text-style-name="P24" xml:id="id28" draw:id="id28" draw:layer="layout" svg:width="3.689cm" svg:height="2.158cm" svg:x="13.476cm" svg:y="5.975cm" svg:viewBox="0 0 3690 2159" draw:points="0,0 3690,0 3690,2159 0,2159">
          <text:p text:style-name="P23"><text:span text:style-name="T6">PMM Server</text:span></text:p>
        </draw:polygon>
        <draw:g xml:id="id30" draw:id="id30">
          <draw:path draw:style-name="gr7" draw:text-style-name="P5" draw:layer="layout" svg:width="1.703cm" svg:height="1.899cm" svg:x="9.156cm" svg:y="9.252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9.147cm" svg:y="9.223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9.147cm" svg:y="9.23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8" draw:layer="layout" svg:width="1.756cm" svg:height="0.347cm" svg:x="9.126cm" svg:y="9.64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8" draw:layer="layout" svg:width="1.756cm" svg:height="0.347cm" svg:x="9.127cm" svg:y="9.748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9" draw:layer="layout" svg:width="1.7cm" svg:height="0.374cm" svg:x="9.159cm" svg:y="11.248cm">
          <draw:text-box>
            <text:p text:style-name="P12"><text:span text:style-name="T5">Database</text:span></text:p>
          </draw:text-box>
        </draw:frame>
        <draw:polygon draw:style-name="gr43" draw:text-style-name="P24" xml:id="id29" draw:id="id29" draw:layer="layout" svg:width="3.689cm" svg:height="2.158cm" svg:x="13.47cm" svg:y="9.101cm" svg:viewBox="0 0 3690 2159" draw:points="0,0 3690,0 3690,2159 0,2159">
          <text:p text:style-name="P23"><text:span text:style-name="T6">Customer</text:span><text:span text:style-name="T6"><text:line-break/></text:span><text:span text:style-name="T6">Application</text:span></text:p>
        </draw:polygon>
        <draw:connector draw:style-name="gr33" draw:text-style-name="P16" draw:layer="layout" draw:type="line" svg:x1="11.826cm" svg:y1="7.054cm" svg:x2="13.476cm" svg:y2="7.054cm" draw:start-shape="id27" draw:start-glue-point="1" draw:end-shape="id28" draw:end-glue-point="3" svg:d="M11826 7054h1650" svg:viewBox="0 0 1651 1">
          <text:p/>
        </draw:connector>
        <draw:connector draw:style-name="gr32" draw:text-style-name="P16" draw:layer="layout" draw:type="line" svg:x1="13.47cm" svg:y1="10.18cm" svg:x2="10.884cm" svg:y2="10.187cm" draw:start-shape="id29" draw:start-glue-point="3" draw:end-shape="id30" draw:end-glue-point="1" svg:d="M13470 10180l-2586 7" svg:viewBox="0 0 2587 8">
          <text:p/>
        </draw:connector>
        <draw:connector draw:style-name="gr32" draw:text-style-name="P16" draw:layer="layout" draw:type="line" svg:x1="9.981cm" svg:y1="8.134cm" svg:x2="10.005cm" svg:y2="9.223cm" draw:start-shape="id27" draw:start-glue-point="2" draw:end-shape="id30" draw:end-glue-point="0" svg:d="M9981 8134l24 1089" svg:viewBox="0 0 25 1090">
          <text:p/>
        </draw:connector>
        <draw:connector draw:style-name="gr32" draw:text-style-name="P16" draw:layer="layout" draw:type="line" svg:x1="12.547cm" svg:y1="4.036cm" svg:x2="9.981cm" svg:y2="5.975cm" draw:start-shape="id31" draw:start-glue-point="2" draw:end-shape="id27" draw:end-glue-point="0" svg:d="M12547 4036l-2566 1939" svg:viewBox="0 0 2567 1940">
          <text:p/>
        </draw:connector>
        <draw:connector draw:style-name="gr32" draw:text-style-name="P16" draw:layer="layout" draw:type="line" svg:x1="12.547cm" svg:y1="4.036cm" svg:x2="15.321cm" svg:y2="5.975cm" draw:start-shape="id31" draw:start-glue-point="2" draw:end-shape="id28" draw:end-glue-point="0" svg:d="M12547 4036l2774 1939" svg:viewBox="0 0 2775 1940">
          <text:p/>
        </draw:connector>
        <draw:frame draw:style-name="gr37" draw:text-style-name="P21" draw:layer="layout" svg:width="1.7cm" svg:height="0.374cm" svg:x="12.208cm" svg:y="4.467cm">
          <draw:text-box>
            <text:p text:style-name="P20"><text:span text:style-name="T5">User</text:span></text:p>
          </draw:text-box>
        </draw:frame>
        <draw:polygon draw:style-name="gr43" draw:text-style-name="P24" xml:id="id32" draw:id="id32" draw:layer="layout" svg:width="3.689cm" svg:height="2.158cm" svg:x="2.816cm" svg:y="5.975cm" svg:viewBox="0 0 3690 2159" draw:points="0,0 3690,0 3690,2159 0,2159">
          <text:p text:style-name="P23"><text:span text:style-name="T6">PMM Platform</text:span></text:p>
        </draw:polygon>
        <draw:connector draw:style-name="gr33" draw:text-style-name="P16" draw:layer="layout" draw:type="line" svg:x1="6.506cm" svg:y1="7.054cm" svg:x2="8.153cm" svg:y2="7.033cm" draw:start-shape="id32" draw:start-glue-point="1" svg:d="M6506 7054l1647-21" svg:viewBox="0 0 1648 22">
          <text:p/>
        </draw:connector>
        <draw:custom-shape draw:style-name="gr44" draw:text-style-name="P25" draw:layer="layout" svg:width="3.683cm" svg:height="0.762cm" svg:x="2.816cm" svg:y="5.229cm">
          <text:p text:style-name="P25"><text:span text:style-name="T7">Security Threat Too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Обычный">
        <draw:polygon draw:style-name="gr45" draw:text-style-name="P1" draw:layer="layout" svg:width="7.87cm" svg:height="14.985cm" svg:x="6.769cm" svg:y="6.118cm" svg:viewBox="0 0 7871 14986" draw:points="0,0 7871,0 7871,14986 0,14986">
          <text:p/>
        </draw:polygon>
        <draw:g xml:id="id35" draw:id="id3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786cm" svg:y="8.589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4.093cm" svg:y="7.914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4" xml:id="id44" draw:id="id44" draw:layer="layout" svg:width="3.689cm" svg:height="2.158cm" svg:x="15.889cm" svg:y="6.141cm" svg:viewBox="0 0 3690 2159" draw:points="0,0 3690,0 3690,2159 0,2159">
          <text:p text:style-name="P23"><text:span text:style-name="T6">PMM Server</text:span></text:p>
        </draw:polygon>
        <draw:g xml:id="id34" draw:id="id34">
          <draw:path draw:style-name="gr7" draw:text-style-name="P5" draw:layer="layout" svg:width="1.703cm" svg:height="1.899cm" svg:x="3.647cm" svg:y="11.461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draw:layer="layout" svg:width="1.702cm" svg:height="0.648cm" svg:x="3.638cm" svg:y="11.43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3cm" svg:height="1.899cm" svg:x="3.638cm" svg:y="11.43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35" draw:text-style-name="P18" draw:layer="layout" svg:width="1.756cm" svg:height="0.347cm" svg:x="3.617cm" svg:y="11.857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  <draw:path draw:style-name="gr35" draw:text-style-name="P18" draw:layer="layout" svg:width="1.756cm" svg:height="0.347cm" svg:x="3.618cm" svg:y="11.957cm" svg:viewBox="0 0 1757 348" svg:d="M54 0c0 11 2 22 5 32 4 12 10 23 18 34 8 12 18 23 31 35 14 12 29 24 48 36 38 25 80 46 129 65 50 19 107 35 174 50 133 30 265 42 419 42s286-12 420-42c66-15 124-31 174-50 49-19 91-40 129-65 18-12 34-24 48-36 12-12 23-23 31-35 8-11 14-22 17-34 4-10 6-21 6-32h54c0 17-3 33-8 49-6 16-14 32-25 48-10 15-23 29-39 44-15 13-33 27-54 41-41 27-87 50-140 70-52 20-112 37-181 53-138 30-273 43-432 43s-294-13-431-43c-69-16-129-33-181-53-53-20-99-43-140-70-21-14-39-28-54-41-16-15-29-29-40-44-11-16-19-32-24-48s-8-32-8-49z">
            <text:p/>
          </draw:path>
        </draw:g>
        <draw:frame draw:style-name="gr37" draw:text-style-name="P19" draw:layer="layout" svg:width="1.7cm" svg:height="0.374cm" svg:x="3.598cm" svg:y="10.829cm">
          <draw:text-box>
            <text:p text:style-name="P12"><text:span text:style-name="T5">Database</text:span></text:p>
          </draw:text-box>
        </draw:frame>
        <draw:polygon draw:style-name="gr43" draw:text-style-name="P24" xml:id="id33" draw:id="id33" draw:layer="layout" svg:width="3.689cm" svg:height="2.158cm" svg:x="2.621cm" svg:y="14.758cm" svg:viewBox="0 0 3690 2159" draw:points="0,0 3690,0 3690,2159 0,2159">
          <text:p text:style-name="P23"><text:span text:style-name="T6">Customer</text:span><text:span text:style-name="T6"><text:line-break/></text:span><text:span text:style-name="T6">Application</text:span></text:p>
        </draw:polygon>
        <draw:connector draw:style-name="gr32" draw:text-style-name="P16" draw:layer="layout" draw:type="line" svg:x1="4.466cm" svg:y1="14.758cm" svg:x2="4.496cm" svg:y2="13.361cm" draw:start-shape="id33" draw:start-glue-point="0" draw:end-shape="id34" draw:end-glue-point="2" svg:d="M4466 14758l30-1397" svg:viewBox="0 0 31 1398">
          <text:p/>
        </draw:connector>
        <draw:connector draw:style-name="gr32" draw:text-style-name="P16" draw:layer="layout" draw:type="line" svg:x1="5.138cm" svg:y1="8.651cm" svg:x2="7.951cm" svg:y2="8.69cm" draw:start-shape="id35" draw:start-glue-point="1" draw:end-shape="id36" draw:end-glue-point="3" svg:d="M5138 8651l2813 39" svg:viewBox="0 0 2814 40">
          <text:p/>
        </draw:connector>
        <draw:frame draw:style-name="gr37" draw:text-style-name="P21" draw:layer="layout" svg:width="1.7cm" svg:height="0.374cm" svg:x="4.03cm" svg:y="7.294cm">
          <draw:text-box>
            <text:p text:style-name="P20"><text:span text:style-name="T5">User</text:span></text:p>
          </draw:text-box>
        </draw:frame>
        <draw:path draw:style-name="gr9" draw:text-style-name="P7" xml:id="id37" draw:id="id37" draw:layer="layout" svg:width="0.703cm" svg:height="0.602cm" svg:x="7.946cm" svg:y="9.938cm" svg:viewBox="0 0 704 603" svg:d="M51 0c-28 0-51 22-51 50v503c0 27 23 50 51 50h603c28 0 50-23 50-50v-503c0-28-22-50-50-50zM101 352l100-101-100-101 50-50 151 151-151 151zM503 402h-201v-50h201z">
          <text:p/>
        </draw:path>
        <draw:frame draw:style-name="gr13" draw:text-style-name="P11" draw:layer="layout" svg:width="2.347cm" svg:height="0.497cm" svg:x="9.686cm" svg:y="6.499cm">
          <draw:text-box>
            <text:p text:style-name="P10"><text:span text:style-name="T1">PMM Client</text:span></text:p>
          </draw:text-box>
        </draw:frame>
        <draw:g xml:id="id38" draw:id="id38">
          <draw:path draw:style-name="gr7" draw:text-style-name="P5" draw:layer="layout" svg:width="0.681cm" svg:height="0.682cm" svg:x="12.281cm" svg:y="10.703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281cm" svg:y="10.703cm" svg:viewBox="0 0 682 683" svg:d="M310 0c-9 0-16 7-16 16v70c0 7-5 13-12 15-25 6-48 16-70 29-6 4-14 3-19-2l-50-50c-6-5-16-5-22 0l-43 44c-7 6-7 16 0 22l49 49c5 6 6 13 2 20-13 22-23 45-29 70-2 7-8 12-15 12h-70c-4 0-8 2-11 5s-4 6-4 11v62c0 8 7 15 15 15h70c7 0 13 5 15 12 6 25 16 49 29 71 4 6 3 14-2 19l-49 49c-3 3-5 7-5 11s2 8 5 11l43 44c6 6 16 6 22 0l50-50c3-3 7-4 11-4 2 0 5 1 8 2 22 14 45 23 70 29 7 2 12 8 12 16v69c0 9 7 16 16 16h62c8 0 15-7 15-16v-69c0-8 5-14 12-16 25-6 49-15 71-29 6-4 14-3 19 2l49 50c6 6 16 6 22 0l44-44c6-6 6-16 0-22l-49-49c-5-5-6-13-3-19 14-22 24-46 30-71 1-7 8-12 15-12h69c4 0 8-2 11-4 3-3 5-7 5-11v-62c0-9-7-16-16-16h-69c-7 0-14-5-15-12-6-25-16-48-30-70-3-7-2-14 3-20l49-49c3-3 4-7 4-11s-1-8-4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482cm" svg:y="10.905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4cm" svg:y="10.79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M341 202c77 0 140 62 140 140s-63 141-140 141-140-63-140-141 63-140 140-140z">
            <text:p/>
          </draw:path>
          <draw:path draw:style-name="gr8" draw:text-style-name="P6" draw:layer="layout" svg:width="0.681cm" svg:height="0.682cm" svg:x="12.434cm" svg:y="10.79cm" svg:viewBox="0 0 682 683" svg:d="M310 0c-9 0-16 7-16 16v69c0 8-5 14-12 15-24 7-48 16-70 30-6 4-14 3-19-2l-49-50c-6-6-17-6-22 0l-44 44c-6 6-6 16 0 22l49 49c5 5 6 13 2 19-13 22-23 46-29 71-2 7-8 12-15 12h-70c-4 0-8 1-11 4s-4 7-4 11v62c0 9 7 16 15 16h70c7 0 13 5 15 12 6 25 16 48 29 70 4 7 3 14-2 19l-49 50c-3 3-5 7-5 11s2 8 5 11l44 44c5 5 16 5 22 0l49-50c3-3 7-4 11-4 3 0 5 1 8 2 22 13 46 23 70 29 7 2 12 8 12 15v70c0 9 7 16 16 16h62c8 0 15-7 15-16v-70c0-7 5-13 12-15 25-6 49-16 71-29 6-4 14-3 19 2l49 50c6 5 16 5 22 0l44-44c6-6 6-16 0-22l-49-50c-5-5-6-12-2-19 13-22 23-45 29-70 1-7 8-12 15-12h70c4 0 8-2 11-5 2-3 4-6 4-11v-62c0-8-7-15-15-15h-70c-7 0-14-5-15-12-6-25-16-49-29-71-4-6-3-14 2-19l49-49c3-3 5-7 5-11s-2-8-5-11l-44-44c-6-6-16-6-22 0l-49 49c-5 6-13 7-19 3-22-14-46-24-71-30-7-1-12-7-12-15v-69c0-9-7-16-15-16z">
            <text:p/>
          </draw:path>
          <draw:path draw:style-name="gr8" draw:text-style-name="P6" draw:layer="layout" svg:width="0.279cm" svg:height="0.28cm" svg:x="12.635cm" svg:y="10.992cm" svg:viewBox="0 0 280 281" svg:d="M140 0c77 0 140 62 140 140s-63 141-140 141-140-63-140-141 63-140 140-140z">
            <text:p/>
          </draw:path>
        </draw:g>
        <draw:frame draw:style-name="gr15" draw:text-style-name="P13" draw:layer="layout" svg:width="2.673cm" svg:height="0.374cm" svg:x="11.35cm" svg:y="10.203cm">
          <draw:text-box>
            <text:p text:style-name="P12"><text:span text:style-name="T2">mysqld_exporter</text:span></text:p>
          </draw:text-box>
        </draw:frame>
        <draw:g xml:id="id39" draw:id="id39">
          <draw:path draw:style-name="gr7" draw:text-style-name="P5" draw:layer="layout" svg:width="0.681cm" svg:height="0.681cm" svg:x="12.281cm" svg:y="12.582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M341 201c77 0 140 63 140 140 0 78-63 141-140 141s-140-63-140-141c0-77 63-140 140-140z">
            <text:p/>
          </draw:path>
          <draw:path draw:style-name="gr8" draw:text-style-name="P6" draw:layer="layout" svg:width="0.681cm" svg:height="0.681cm" svg:x="12.281cm" svg:y="12.582cm" svg:viewBox="0 0 682 682" svg:d="M310 0c-9 0-16 7-16 15v70c0 7-5 13-12 15-25 6-48 16-70 29-6 4-14 3-19-2l-50-49c-6-6-16-6-22 0l-43 43c-7 6-7 16 0 22l49 50c5 5 6 13 2 19-13 22-23 45-29 70-2 7-8 12-15 12h-70c-4 0-8 2-11 5s-4 7-4 11v62c0 8 7 15 15 15h70c7 0 13 5 15 12 6 25 16 49 29 71 4 6 3 14-2 19l-49 49c-3 3-5 7-5 11s2 8 5 11l43 44c6 6 16 6 22 0l50-49c3-3 7-5 11-5 2 0 5 1 8 2 22 14 45 24 70 30 7 1 12 8 12 15v69c0 9 7 16 16 16h62c8 0 15-7 15-16v-69c0-7 5-14 12-15 25-6 49-16 71-30 6-3 14-2 19 3l49 49c6 6 16 6 22 0l44-44c6-6 6-16 0-22l-49-49c-5-5-6-13-3-19 14-22 24-46 30-71 1-7 8-12 15-12h69c4 0 8-1 11-4s5-7 5-11v-62c0-9-7-16-16-16h-69c-7 0-14-5-15-12-6-25-16-48-30-70-3-6-2-14 3-19l49-50c3-3 4-7 4-11s-1-8-4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2.783cm" svg:viewBox="0 0 280 281" svg:d="M140 0c77 0 140 63 140 140 0 78-63 141-140 141s-140-63-140-141c0-77 63-140 140-140z">
            <text:p/>
          </draw:path>
          <draw:path draw:style-name="gr7" draw:text-style-name="P5" draw:layer="layout" svg:width="0.681cm" svg:height="0.682cm" svg:x="12.434cm" svg:y="12.668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M341 202c77 0 140 63 140 140 0 78-63 141-140 141s-140-63-140-141c0-77 63-140 140-140z">
            <text:p/>
          </draw:path>
          <draw:path draw:style-name="gr8" draw:text-style-name="P6" draw:layer="layout" svg:width="0.681cm" svg:height="0.682cm" svg:x="12.434cm" svg:y="12.668cm" svg:viewBox="0 0 682 683" svg:d="M310 0c-9 0-16 7-16 16v70c0 7-5 13-12 15-24 6-48 16-70 29-6 4-14 3-19-2l-49-50c-6-5-17-5-22 0l-44 44c-6 6-6 16 0 22l49 49c5 6 6 13 2 20-13 21-23 45-29 70-2 7-8 12-15 12h-70c-4 0-8 2-11 5-3 2-4 6-4 11v62c0 8 7 15 15 15h70c7 0 13 5 15 12 6 25 16 49 29 71 4 6 3 14-2 19l-49 49c-3 3-5 7-5 11s2 8 5 11l44 44c5 6 16 6 22 0l49-50c3-3 7-4 11-4 3 0 5 1 8 2 22 14 46 23 70 29 7 2 12 8 12 16v69c0 9 7 16 16 16h62c8 0 15-7 15-16v-69c0-8 5-14 12-16 25-6 49-15 71-29 6-4 14-3 19 2l49 50c6 6 16 6 22 0l44-44c6-6 6-16 0-22l-49-49c-5-5-6-13-2-19 13-22 23-46 29-71 1-7 8-12 15-12h70c4 0 8-2 11-5 2-2 4-6 4-10v-62c0-9-7-16-15-16h-70c-7 0-14-5-15-12-6-25-16-49-29-70-4-7-3-14 2-20l49-49c3-3 5-7 5-11s-2-8-5-11l-44-44c-6-5-16-5-22 0l-49 50c-5 5-13 6-19 2-22-13-46-23-71-29-7-2-12-8-12-15v-70c0-9-7-16-15-16z">
            <text:p/>
          </draw:path>
          <draw:path draw:style-name="gr8" draw:text-style-name="P6" draw:layer="layout" svg:width="0.279cm" svg:height="0.28cm" svg:x="12.635cm" svg:y="12.87cm" svg:viewBox="0 0 280 281" svg:d="M140 0c77 0 140 63 140 140 0 78-63 141-140 141s-140-63-140-141c0-77 63-140 140-140z">
            <text:p/>
          </draw:path>
        </draw:g>
        <draw:frame draw:style-name="gr16" draw:text-style-name="P13" draw:layer="layout" svg:width="3.029cm" svg:height="0.374cm" svg:x="11.173cm" svg:y="12.081cm">
          <draw:text-box>
            <text:p text:style-name="P12"><text:span text:style-name="T2">mongodb_exporter</text:span></text:p>
          </draw:text-box>
        </draw:frame>
        <draw:g xml:id="id40" draw:id="id40">
          <draw:path draw:style-name="gr7" draw:text-style-name="P5" draw:layer="layout" svg:width="0.681cm" svg:height="0.681cm" svg:x="12.281cm" svg:y="14.465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4.465cm" svg:viewBox="0 0 682 682" svg:d="M310 0c-9 0-16 7-16 15v70c0 7-5 13-12 15-25 6-48 16-70 29-6 4-14 3-19-2l-50-49c-6-6-16-6-22 0l-43 44c-7 6-7 16 0 22l49 49c5 5 6 13 2 19-13 22-23 46-29 71-2 7-8 11-15 11h-70c-4 0-8 2-11 5s-4 7-4 11v62c0 9 7 15 15 15h70c7 0 13 5 15 12 6 25 16 49 29 71 4 6 3 14-2 19l-49 49c-3 3-5 7-5 11s2 8 5 11l43 44c6 6 16 6 22 0l50-49c3-3 7-5 11-5 2 0 5 1 8 3 22 13 45 23 70 29 7 2 12 8 12 15v70c0 8 7 15 16 15h62c8 0 15-7 15-15v-70c0-7 5-13 12-15 25-6 49-16 71-29 6-4 14-3 19 2l49 49c6 6 16 6 22 0l44-44c6-6 6-16 0-22l-49-49c-5-5-6-13-3-19 14-22 24-46 30-71 1-7 8-12 15-12h69c4 0 8-1 11-4s5-7 5-11v-62c0-9-7-16-16-16h-69c-7 0-14-4-15-11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4.666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4.552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4.552cm" svg:viewBox="0 0 682 682" svg:d="M310 0c-9 0-16 7-16 15v70c0 7-5 13-12 15-24 6-48 16-70 29-6 4-14 3-19-2l-49-49c-6-6-17-6-22 0l-44 43c-6 7-6 16 0 22l49 50c5 5 6 13 2 19-13 22-23 46-29 70-2 7-8 12-15 12h-70c-4 0-8 2-11 5s-4 7-4 11v62c0 8 7 15 15 15h70c7 0 13 5 15 12 6 25 16 49 29 71 4 6 3 14-2 19l-49 49c-3 3-5 7-5 11s2 8 5 11l44 44c5 6 16 6 22 0l49-49c3-3 7-5 11-5 3 0 5 1 8 2 22 14 46 24 70 30 7 1 12 8 12 15v69c0 9 7 16 16 16h62c8 0 15-7 15-16v-69c0-7 5-14 12-15 25-6 49-16 71-30 6-3 14-2 19 3l49 49c6 6 16 6 22 0l44-44c6-6 6-16 0-22l-49-49c-5-5-6-13-2-19 13-22 23-46 29-71 1-7 8-12 15-12h70c4 0 8-1 11-4 2-3 4-7 4-11v-62c0-9-7-16-15-16h-70c-7 0-14-5-15-12-6-25-16-48-29-70-4-6-3-14 2-19l49-50c3-2 5-6 5-11 0-4-2-8-5-11l-44-43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4.753cm" svg:viewBox="0 0 280 281" svg:d="M140 0c77 0 140 63 140 141 0 77-63 140-140 140s-140-63-140-140c0-78 63-141 140-141z">
            <text:p/>
          </draw:path>
        </draw:g>
        <draw:frame draw:style-name="gr17" draw:text-style-name="P13" draw:layer="layout" svg:width="2.313cm" svg:height="0.374cm" svg:x="11.53cm" svg:y="13.964cm">
          <draw:text-box>
            <text:p text:style-name="P12"><text:span text:style-name="T2">node_exporter</text:span></text:p>
          </draw:text-box>
        </draw:frame>
        <draw:g xml:id="id42" draw:id="id42">
          <draw:path draw:style-name="gr7" draw:text-style-name="P5" draw:layer="layout" svg:width="0.681cm" svg:height="0.681cm" svg:x="12.281cm" svg:y="18.20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8.205cm" svg:viewBox="0 0 682 682" svg:d="M310 0c-9 0-16 7-16 15v70c0 7-5 13-12 15-25 6-48 16-70 29-6 4-14 3-19-2l-50-49c-6-6-16-6-22 0l-43 44c-7 6-7 16 0 22l49 49c5 5 6 13 2 19-13 22-23 46-29 71-2 7-8 12-15 12h-70c-4 0-8 1-11 4s-4 7-4 11v62c0 9 7 16 15 16h70c7 0 13 4 15 11 6 25 16 49 29 71 4 6 3 14-2 19l-49 49c-3 3-5 7-5 11 0 5 2 9 5 11l43 44c6 6 16 6 22 0l50-49c3-3 7-5 11-5 2 0 5 1 8 3 22 13 45 23 70 29 7 2 12 8 12 15v70c0 8 7 15 16 15h62c8 0 15-7 15-15v-70c0-7 5-13 12-15 25-6 49-16 71-29 6-4 14-3 19 2l49 49c6 6 16 6 22 0l44-44c6-6 6-16 0-22l-49-49c-5-5-6-13-3-19 14-22 24-46 30-71 1-7 8-11 15-11h69c4 0 8-2 11-5s5-7 5-11v-62c0-9-7-15-16-15h-69c-7 0-14-5-15-12-6-25-16-49-30-71-3-6-2-14 3-19l49-49c3-3 4-7 4-11s-1-8-4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482cm" svg:y="18.406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8.292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8.292cm" svg:viewBox="0 0 682 682" svg:d="M310 0c-9 0-16 7-16 15v70c0 7-5 13-12 15-24 6-48 16-70 29-6 4-14 3-19-2l-49-49c-6-6-17-6-22 0l-44 44c-6 6-6 15 0 22l49 49c5 5 6 13 2 19-13 22-23 46-29 70-2 7-8 12-15 12h-70c-4 0-8 2-11 5s-4 7-4 11v62c0 8 7 15 15 15h70c7 0 13 5 15 12 6 25 16 49 29 71 4 6 3 14-2 19l-49 49c-3 3-5 7-5 11s2 8 5 11l44 44c5 6 16 6 22 0l49-49c3-3 7-5 11-5 3 0 5 1 8 2 22 14 46 24 70 30 7 1 12 8 12 15v70c0 8 7 15 16 15h62c8 0 15-7 15-15v-70c0-7 5-14 12-15 25-6 49-16 71-30 6-3 14-2 19 3l49 49c6 6 16 6 22 0l44-44c6-6 6-16 0-22l-49-49c-5-5-6-13-2-19 13-22 23-46 29-71 1-7 8-12 15-12h70c4 0 8-1 11-4 2-3 4-7 4-11v-62c0-9-7-16-15-16h-70c-7 0-14-5-15-12-6-24-16-48-29-70-4-6-3-14 2-19l49-50c3-2 5-6 5-10 0-5-2-9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8.493cm" svg:viewBox="0 0 280 281" svg:d="M140 0c77 0 140 63 140 141 0 77-63 140-140 140s-140-63-140-140c0-78 63-141 140-141z">
            <text:p/>
          </draw:path>
        </draw:g>
        <draw:frame draw:style-name="gr18" draw:text-style-name="P13" draw:layer="layout" svg:width="2.86cm" svg:height="0.374cm" svg:x="11.256cm" svg:y="17.704cm">
          <draw:text-box>
            <text:p text:style-name="P12"><text:span text:style-name="T2">proxysql_exporter</text:span></text:p>
          </draw:text-box>
        </draw:frame>
        <draw:g xml:id="id43" draw:id="id43">
          <draw:path draw:style-name="gr7" draw:text-style-name="P5" draw:layer="layout" svg:width="0.681cm" svg:height="0.681cm" svg:x="12.281cm" svg:y="20.062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M341 201c77 0 140 63 140 141s-63 141-140 141-140-63-140-141 63-141 140-141z">
            <text:p/>
          </draw:path>
          <draw:path draw:style-name="gr8" draw:text-style-name="P6" draw:layer="layout" svg:width="0.681cm" svg:height="0.681cm" svg:x="12.281cm" svg:y="20.062cm" svg:viewBox="0 0 682 682" svg:d="M310 0c-9 0-16 7-16 16v69c0 7-5 14-12 15-25 6-48 16-70 30-6 3-14 2-19-3l-50-49c-6-6-16-6-22 0l-43 44c-7 6-7 16 0 22l49 49c5 5 6 13 2 19-13 22-23 46-29 71-2 7-8 12-15 12h-70c-4 0-8 1-11 4s-4 7-4 11v62c0 9 7 16 15 16h70c7 0 13 5 15 12 6 25 16 48 29 70 4 6 3 14-2 19l-49 50c-3 3-5 7-5 11s2 8 5 11l43 43c6 6 16 6 22 0l50-49c3-3 7-4 11-4 2 0 5 0 8 2 22 13 45 23 70 29 7 2 12 8 12 15v70c0 9 7 15 16 15h62c8 0 15-6 15-15v-70c0-7 5-13 12-15 25-6 49-16 71-29 6-4 14-3 19 2l49 49c6 6 16 6 22 0l44-43c6-6 6-16 0-22l-49-50c-5-5-6-13-3-19 14-22 24-45 30-70 1-7 8-12 15-12h69c4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1cm" svg:x="12.482cm" svg:y="20.263cm" svg:viewBox="0 0 280 282" svg:d="M140 0c77 0 140 63 140 141s-63 141-140 141-140-63-140-141 63-141 140-141z">
            <text:p/>
          </draw:path>
          <draw:path draw:style-name="gr7" draw:text-style-name="P5" draw:layer="layout" svg:width="0.681cm" svg:height="0.681cm" svg:x="12.434cm" svg:y="20.149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20.149cm" svg:viewBox="0 0 682 682" svg:d="M310 0c-9 0-16 7-16 15v70c0 7-5 14-12 15-24 6-48 16-70 29-6 4-14 3-19-2l-49-49c-6-6-17-6-22 0l-44 44c-6 6-6 16 0 22l49 49c5 5 6 13 2 19-13 22-23 46-29 71-2 7-8 12-15 12h-70c-4 0-8 1-11 4s-4 7-4 11v62c0 9 7 16 15 16h70c7 0 13 5 15 11 6 25 16 49 29 71 4 6 3 14-2 19l-49 49c-3 3-5 7-5 11 0 5 2 9 5 11l44 44c5 6 16 6 22 0l49-49c3-3 7-5 11-5 3 0 5 1 8 3 22 13 46 23 70 29 7 2 12 8 12 15v70c0 8 7 15 16 15h62c8 0 15-7 15-15v-70c0-7 5-13 12-15 25-6 49-16 71-29 6-4 14-3 19 2l49 49c6 6 16 6 22 0l44-44c6-6 6-15 0-22l-49-49c-5-5-6-13-2-19 13-22 23-46 29-71 1-6 8-11 15-11h70c4 0 8-2 11-5 2-3 4-7 4-11v-62c0-8-7-15-15-15h-70c-7 0-14-5-15-12-6-25-16-49-29-71-4-6-3-14 2-19l49-49c3-3 5-7 5-11s-2-8-5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635cm" svg:y="20.35cm" svg:viewBox="0 0 280 281" svg:d="M140 0c77 0 140 63 140 141 0 77-63 140-140 140s-140-63-140-140c0-78 63-141 140-141z">
            <text:p/>
          </draw:path>
        </draw:g>
        <draw:frame draw:style-name="gr19" draw:text-style-name="P13" draw:layer="layout" svg:width="2.013cm" svg:height="0.374cm" svg:x="11.68cm" svg:y="19.561cm">
          <draw:text-box>
            <text:p text:style-name="P12"><text:span text:style-name="T2">rds_exporter</text:span></text:p>
          </draw:text-box>
        </draw:frame>
        <draw:g xml:id="id41" draw:id="id41">
          <draw:path draw:style-name="gr7" draw:text-style-name="P5" draw:layer="layout" svg:width="0.681cm" svg:height="0.681cm" svg:x="12.281cm" svg:y="16.336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281cm" svg:y="16.336cm" svg:viewBox="0 0 682 682" svg:d="M310 0c-9 0-16 7-16 15v70c0 7-5 14-12 15-25 6-48 16-70 30-6 3-14 2-19-3l-50-49c-6-6-16-6-22 0l-43 44c-7 6-7 16 0 22l49 49c5 5 6 13 2 19-13 22-23 46-29 71-2 7-8 12-15 12h-70c-4 0-8 1-11 4s-4 7-4 11v62c0 9 7 16 15 16h70c7 0 13 5 15 12 6 24 16 48 29 70 4 6 3 14-2 19l-49 50c-3 2-5 6-5 10 0 5 2 9 5 11l43 44c6 6 16 6 22 0l50-49c3-3 7-5 11-5 2 0 5 1 8 3 22 13 45 23 70 29 7 2 12 8 12 15v70c0 8 7 15 16 15h62c8 0 15-7 15-15v-70c0-7 5-13 12-15 25-6 49-16 71-29 6-4 14-3 19 2l49 49c6 6 16 6 22 0l44-44c6-6 6-15 0-21l-49-50c-5-5-6-13-3-19 14-22 24-46 30-70 1-7 8-12 15-12h69c4 0 8-2 11-5s5-7 5-11v-62c0-8-7-15-16-15h-69c-7 0-14-5-15-12-6-25-16-49-30-71-3-6-2-14 3-19l49-49c3-3 4-7 4-11s-1-8-4-11l-44-44c-6-6-16-6-22 0l-49 49c-5 5-13 6-19 2-22-13-46-23-71-29-7-1-12-8-12-15v-70c0-8-7-15-15-15z">
            <text:p/>
          </draw:path>
          <draw:path draw:style-name="gr8" draw:text-style-name="P6" draw:layer="layout" svg:width="0.279cm" svg:height="0.28cm" svg:x="12.482cm" svg:y="16.537cm" svg:viewBox="0 0 280 281" svg:d="M140 0c77 0 140 63 140 141 0 77-63 140-140 140s-140-63-140-140c0-78 63-141 140-141z">
            <text:p/>
          </draw:path>
          <draw:path draw:style-name="gr7" draw:text-style-name="P5" draw:layer="layout" svg:width="0.681cm" svg:height="0.681cm" svg:x="12.434cm" svg:y="16.423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2.434cm" svg:y="16.423cm" svg:viewBox="0 0 682 682" svg:d="M310 0c-9 0-16 7-16 15v70c0 7-5 13-12 15-24 6-48 16-70 29-6 4-14 3-19-2l-49-49c-6-6-17-6-22 0l-44 44c-6 6-6 16 0 22l49 49c5 5 6 13 2 19-13 22-23 46-29 71-2 7-8 11-15 11h-70c-4 0-8 2-11 5s-4 7-4 11v62c0 8 7 15 15 15h70c7 0 13 5 15 12 6 25 16 49 29 71 4 6 3 14-2 19l-49 49c-3 3-5 7-5 11s2 8 5 11l44 44c5 6 16 6 22 0l49-49c3-3 7-5 11-5 3 0 5 1 8 3 22 13 46 23 70 29 7 2 12 8 12 15v70c0 8 7 15 16 15h62c8 0 15-7 15-15v-70c0-7 5-13 12-15 25-6 49-16 71-29 6-4 14-3 19 2l49 49c6 6 16 6 22 0l44-44c6-6 6-16 0-22l-49-49c-5-5-6-13-2-19 13-22 23-46 29-71 1-7 8-12 15-12h70c4 0 8-1 11-4 2-3 4-7 4-11v-62c0-9-7-16-15-16h-70c-7 0-14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2.635cm" svg:y="16.624cm" svg:viewBox="0 0 280 281" svg:d="M140 0c77 0 140 63 140 141 0 77-63 140-140 140s-140-63-140-140c0-78 63-141 140-141z">
            <text:p/>
          </draw:path>
        </draw:g>
        <draw:frame draw:style-name="gr20" draw:text-style-name="P13" draw:layer="layout" svg:width="3.181cm" svg:height="0.374cm" svg:x="11.196cm" svg:y="15.836cm">
          <draw:text-box>
            <text:p text:style-name="P12"><text:span text:style-name="T2">postgres_exporter</text:span></text:p>
          </draw:text-box>
        </draw:frame>
        <draw:frame draw:style-name="gr21" draw:text-style-name="P14" draw:layer="layout" svg:width="2.059cm" svg:height="0.374cm" svg:x="7.26cm" svg:y="9.345cm">
          <draw:text-box>
            <text:p text:style-name="P12"><text:span text:style-name="T3">pmm-agent</text:span></text:p>
          </draw:text-box>
        </draw:frame>
        <draw:path draw:style-name="gr9" draw:text-style-name="P7" xml:id="id36" draw:id="id36" draw:layer="layout" svg:width="0.703cm" svg:height="0.602cm" svg:x="7.951cm" svg:y="8.389cm" svg:viewBox="0 0 704 603" svg:d="M51 0c-28 0-51 22-51 50v503c0 28 23 50 51 50h603c28 0 50-22 50-50v-503c0-28-22-50-50-50zM101 352l100-101-100-100 50-51 151 151-151 151zM503 402h-201v-50h201z">
          <text:p/>
        </draw:path>
        <draw:frame draw:style-name="gr22" draw:text-style-name="P14" draw:layer="layout" svg:width="2.131cm" svg:height="0.374cm" svg:x="7.238cm" svg:y="7.834cm">
          <draw:text-box>
            <text:p text:style-name="P12"><text:span text:style-name="T3">pmm-admin</text:span></text:p>
          </draw:text-box>
        </draw:frame>
        <draw:connector draw:style-name="gr32" draw:text-style-name="P16" draw:layer="layout" draw:type="curve" svg:x1="8.298cm" svg:y1="10.541cm" svg:x2="12.281cm" svg:y2="11.088cm" draw:start-shape="id37" draw:start-glue-point="2" draw:end-shape="id38" draw:end-glue-point="3" svg:d="M8298 10541c0 365 1327 547 3983 547" svg:viewBox="0 0 3984 548">
          <text:p/>
        </draw:connector>
        <draw:connector draw:style-name="gr32" draw:text-style-name="P16" draw:layer="layout" draw:type="curve" svg:x1="8.298cm" svg:y1="10.541cm" svg:x2="12.281cm" svg:y2="12.966cm" draw:start-shape="id37" draw:start-glue-point="2" draw:end-shape="id39" draw:end-glue-point="3" svg:d="M8298 10541c0 1617 1327 2425 3983 2425" svg:viewBox="0 0 3984 2426">
          <text:p/>
        </draw:connector>
        <draw:connector draw:style-name="gr32" draw:text-style-name="P16" draw:layer="layout" draw:type="curve" svg:x1="8.298cm" svg:y1="10.541cm" svg:x2="12.281cm" svg:y2="14.849cm" draw:start-shape="id37" draw:start-glue-point="2" draw:end-shape="id40" draw:end-glue-point="3" svg:d="M8298 10541c0 2872 1327 4308 3983 4308" svg:viewBox="0 0 3984 4309">
          <text:p/>
        </draw:connector>
        <draw:connector draw:style-name="gr32" draw:text-style-name="P16" draw:layer="layout" draw:type="curve" svg:x1="8.298cm" svg:y1="10.541cm" svg:x2="12.281cm" svg:y2="16.72cm" draw:start-shape="id37" draw:start-glue-point="2" draw:end-shape="id41" draw:end-glue-point="3" svg:d="M8298 10541c0 4120 1327 6179 3983 6179" svg:viewBox="0 0 3984 6180">
          <text:p/>
        </draw:connector>
        <draw:connector draw:style-name="gr32" draw:text-style-name="P16" draw:layer="layout" draw:type="curve" svg:x1="8.298cm" svg:y1="10.541cm" svg:x2="12.281cm" svg:y2="18.589cm" draw:start-shape="id37" draw:start-glue-point="2" draw:end-shape="id42" draw:end-glue-point="3" svg:d="M8298 10541c0 5366 1327 8048 3983 8048" svg:viewBox="0 0 3984 8049">
          <text:p/>
        </draw:connector>
        <draw:connector draw:style-name="gr32" draw:text-style-name="P16" draw:layer="layout" draw:type="curve" svg:x1="8.298cm" svg:y1="10.541cm" svg:x2="12.281cm" svg:y2="20.446cm" draw:start-shape="id37" draw:start-glue-point="2" draw:end-shape="id43" draw:end-glue-point="3" svg:d="M8298 10541c0 6604 1327 9905 3983 9905" svg:viewBox="0 0 3984 9906">
          <text:p/>
        </draw:connector>
        <draw:connector draw:style-name="gr32" draw:text-style-name="P16" draw:layer="layout" draw:type="curve" draw:line-skew="-0.158cm" svg:x1="7.951cm" svg:y1="8.69cm" svg:x2="7.946cm" svg:y2="10.239cm" draw:start-shape="id36" draw:start-glue-point="3" draw:end-shape="id37" draw:end-glue-point="3" svg:d="M7951 8690c-994 0-992 1549-5 1549" svg:viewBox="0 0 746 1550">
          <text:p/>
        </draw:connector>
        <draw:connector draw:style-name="gr32" draw:text-style-name="P16" draw:layer="layout" draw:type="curve" svg:x1="17.734cm" svg:y1="8.3cm" svg:x2="13.116cm" svg:y2="11.088cm" draw:start-shape="id44" draw:start-glue-point="2" draw:end-shape="id38" draw:end-glue-point="1" svg:d="M17734 8300c0 1859-1539 2788-4618 2788" svg:viewBox="0 0 4619 2789">
          <text:p/>
        </draw:connector>
        <draw:connector draw:style-name="gr32" draw:text-style-name="P16" draw:layer="layout" draw:type="curve" svg:x1="17.734cm" svg:y1="8.3cm" svg:x2="13.116cm" svg:y2="12.966cm" draw:start-shape="id44" draw:start-glue-point="2" draw:end-shape="id39" draw:end-glue-point="1" svg:d="M17734 8300c0 3111-1539 4666-4618 4666" svg:viewBox="0 0 4619 4667">
          <text:p/>
        </draw:connector>
        <draw:connector draw:style-name="gr32" draw:text-style-name="P16" draw:layer="layout" draw:type="curve" svg:x1="17.734cm" svg:y1="8.3cm" svg:x2="13.116cm" svg:y2="14.849cm" draw:start-shape="id44" draw:start-glue-point="2" draw:end-shape="id40" draw:end-glue-point="1" svg:d="M17734 8300c0 4366-1539 6549-4618 6549" svg:viewBox="0 0 4619 6550">
          <text:p/>
        </draw:connector>
        <draw:connector draw:style-name="gr32" draw:text-style-name="P16" draw:layer="layout" draw:type="curve" svg:x1="17.734cm" svg:y1="8.3cm" svg:x2="13.116cm" svg:y2="16.72cm" draw:start-shape="id44" draw:start-glue-point="2" draw:end-shape="id41" draw:end-glue-point="1" svg:d="M17734 8300c0 5614-1539 8420-4618 8420" svg:viewBox="0 0 4619 8421">
          <text:p/>
        </draw:connector>
        <draw:connector draw:style-name="gr32" draw:text-style-name="P16" draw:layer="layout" draw:type="curve" svg:x1="17.734cm" svg:y1="8.3cm" svg:x2="13.116cm" svg:y2="18.589cm" draw:start-shape="id44" draw:start-glue-point="2" draw:end-shape="id42" draw:end-glue-point="1" svg:d="M17734 8300c0 6860-1539 10289-4618 10289" svg:viewBox="0 0 4619 10290">
          <text:p/>
        </draw:connector>
        <draw:connector draw:style-name="gr32" draw:text-style-name="P16" draw:layer="layout" draw:type="curve" svg:x1="17.734cm" svg:y1="8.3cm" svg:x2="13.116cm" svg:y2="20.446cm" draw:start-shape="id44" draw:start-glue-point="2" draw:end-shape="id43" draw:end-glue-point="1" svg:d="M17734 8300c0 8098-1539 12146-4618 12146" svg:viewBox="0 0 4619 12147">
          <text:p/>
        </draw:connector>
        <draw:connector draw:style-name="gr32" draw:text-style-name="P16" draw:layer="layout" draw:type="curve" svg:x1="8.655cm" svg:y1="8.69cm" svg:x2="15.889cm" svg:y2="7.22cm" draw:start-shape="id36" draw:start-glue-point="1" draw:end-shape="id44" draw:end-glue-point="3" svg:d="M8655 8690c5415 0 1798-1470 7234-1470" svg:viewBox="0 0 7235 1471">
          <text:p/>
        </draw:connector>
        <draw:connector draw:style-name="gr32" draw:text-style-name="P16" draw:layer="layout" draw:type="curve" svg:x1="8.65cm" svg:y1="10.239cm" svg:x2="15.889cm" svg:y2="7.22cm" draw:start-shape="id37" draw:start-glue-point="1" draw:end-shape="id44" draw:end-glue-point="3" svg:d="M8650 10239c5419 0 1800-3019 7239-3019" svg:viewBox="0 0 7240 3020">
          <text:p/>
        </draw:connector>
        <draw:connector draw:style-name="gr32" draw:text-style-name="P16" draw:layer="layout" draw:type="curve" svg:x1="8.298cm" svg:y1="10.541cm" svg:x2="5.375cm" svg:y2="12.396cm" draw:start-shape="id37" draw:start-glue-point="2" draw:end-shape="id34" draw:end-glue-point="1" svg:d="M8298 10541c0 1237-974 1855-2923 1855" svg:viewBox="0 0 2924 1856">
          <text:p/>
        </draw:connector>
      </draw:page>
      <draw:page draw:name="page4" draw:style-name="dp1" draw:master-page-name="Обычный">
        <draw:polygon draw:style-name="gr46" draw:text-style-name="P1" draw:layer="layout" svg:width="11.177cm" svg:height="16.636cm" svg:x="7.007cm" svg:y="9.547cm" svg:viewBox="0 0 11178 16637" draw:points="0,0 11178,0 11178,16637 0,16637">
          <text:p/>
        </draw:polygon>
        <draw:g xml:id="id49" draw:id="id49">
          <draw:glue-point draw:id="4" svg:x="-3.245cm" svg:y="-3.072cm"/>
          <draw:glue-point draw:id="5" svg:x="-3.245cm" svg:y="1.888cm"/>
          <draw:glue-point draw:id="6" svg:x="-3.245cm" svg:y="-3.072cm"/>
          <draw:glue-point draw:id="7" svg:x="-1.724cm" svg:y="3.541cm"/>
          <draw:glue-point draw:id="8" svg:x="-4.766cm" svg:y="-3.072cm"/>
          <draw:glue-point draw:id="9" svg:x="-1.724cm" svg:y="3.541cm"/>
          <draw:glue-point draw:id="10" svg:x="-3.245cm" svg:y="-3.072cm"/>
          <draw:path draw:style-name="gr7" draw:text-style-name="P5" draw:layer="layout" svg:width="0.681cm" svg:height="0.681cm" svg:x="11.211cm" svg:y="14.294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M341 201c77 0 140 63 140 141 0 77-63 140-140 140s-140-62-140-140 63-141 140-141z">
            <text:p/>
          </draw:path>
          <draw:path draw:style-name="gr8" draw:text-style-name="P6" draw:layer="layout" svg:width="0.681cm" svg:height="0.681cm" svg:x="11.211cm" svg:y="14.294cm" svg:viewBox="0 0 682 682" svg:d="M310 0c-9 0-16 7-16 16v69c0 7-5 14-12 15-25 6-48 16-70 30-6 3-14 2-19-3l-50-49c-5-6-16-6-22 0l-43 44c-6 6-6 16 0 22l49 49c5 5 6 13 2 19-13 22-23 46-29 71-2 7-8 12-15 12h-70c-4 0-8 1-11 4s-4 7-4 11v62c0 9 7 16 15 16h70c7 0 13 5 15 12 6 25 16 48 29 70 4 6 3 14-2 19l-49 50c-3 2-5 6-5 11 0 4 2 8 5 10l43 44c6 6 17 6 22 0l50-49c3-3 7-5 11-5 2 0 5 1 8 3 22 13 45 23 70 29 7 2 12 8 12 15v70c0 8 7 15 16 15h62c8 0 15-7 15-15v-70c0-7 5-13 12-15 25-6 49-16 71-29 6-4 14-3 19 2l49 49c6 6 16 6 22 0l44-44c6-6 6-15 0-21l-49-50c-5-5-6-13-3-19 14-22 24-46 30-70 1-7 8-12 15-12h69c5 0 8-2 11-5s5-7 5-11v-62c0-8-7-15-16-15h-69c-7 0-14-5-15-12-6-25-16-49-30-71-3-6-2-14 3-19l49-49c3-3 4-7 4-11s-1-8-4-11l-44-44c-6-6-16-6-22 0l-49 49c-5 5-13 6-19 3-22-14-46-24-71-30-7-1-12-8-12-15v-69c0-9-7-16-15-16z">
            <text:p/>
          </draw:path>
          <draw:path draw:style-name="gr8" draw:text-style-name="P6" draw:layer="layout" svg:width="0.279cm" svg:height="0.28cm" svg:x="11.412cm" svg:y="14.495cm" svg:viewBox="0 0 280 281" svg:d="M140 0c77 0 140 63 140 141 0 77-63 140-140 140s-140-62-140-140 63-141 140-141z">
            <text:p/>
          </draw:path>
          <draw:path draw:style-name="gr7" draw:text-style-name="P5" draw:layer="layout" svg:width="0.681cm" svg:height="0.681cm" svg:x="11.364cm" svg:y="14.381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M341 201c77 0 140 63 140 141 0 77-63 140-140 140s-140-63-140-140c0-78 63-141 140-141z">
            <text:p/>
          </draw:path>
          <draw:path draw:style-name="gr8" draw:text-style-name="P6" draw:layer="layout" svg:width="0.681cm" svg:height="0.681cm" svg:x="11.364cm" svg:y="14.381cm" svg:viewBox="0 0 682 682" svg:d="M310 0c-9 0-16 7-16 15v70c0 7-4 13-11 15-25 6-49 16-71 29-6 4-14 3-19-2l-49-49c-6-6-17-6-22 0l-44 44c-6 6-6 16 0 22l49 49c5 5 6 13 2 19-13 22-23 46-29 71-2 7-8 11-15 11h-70c-4 0-8 2-11 5s-4 7-4 11v62c0 9 7 15 15 15h70c7 0 13 5 15 12 6 25 16 49 29 71 4 6 3 14-2 19l-49 49c-3 3-5 7-5 11s2 8 5 11l44 44c5 6 16 6 22 0l49-49c3-3 7-5 11-5 3 0 5 1 8 3 22 13 46 23 71 29 7 2 11 8 11 15v70c0 8 7 15 16 15h62c9 0 15-7 15-15v-70c0-7 5-13 12-15 25-6 49-16 71-29 6-4 14-3 19 2l49 49c6 6 16 6 22 0l44-44c6-6 6-16 0-22l-49-49c-5-5-6-13-2-19 13-22 23-46 29-71 2-7 8-12 15-12h70c4 0 8-1 11-4 2-3 4-7 4-11v-62c0-9-7-16-15-16h-70c-7 0-13-4-15-11-6-25-16-49-29-71-4-6-3-14 2-19l49-49c3-3 5-7 5-11s-2-8-5-11l-44-44c-6-6-16-6-22 0l-49 49c-5 5-13 6-19 2-22-13-46-23-71-29-7-2-12-8-12-15v-70c0-8-7-15-15-15z">
            <text:p/>
          </draw:path>
          <draw:path draw:style-name="gr8" draw:text-style-name="P6" draw:layer="layout" svg:width="0.279cm" svg:height="0.28cm" svg:x="11.565cm" svg:y="14.582cm" svg:viewBox="0 0 280 281" svg:d="M140 0c77 0 140 63 140 141 0 77-63 140-140 140s-140-63-140-140c0-78 63-141 140-141z">
            <text:p/>
          </draw:path>
        </draw:g>
        <draw:g xml:id="id45" draw:id="id45">
          <draw:path draw:style-name="gr10" draw:text-style-name="P8" draw:layer="layout" svg:width="1.111cm" svg:height="0.973cm" svg:x="16.335cm" svg:y="20.93cm" svg:viewBox="0 0 1112 974" svg:d="M0 0v974h1112v-974zM765 70v69h-417v-69zM278 70v69h-69v-69zM70 70h69v69h-69zM1043 904h-973v-695h973zM1043 139h-139v-69h139zM139 348h348v348h-348zM973 348v70h-347v-70zM973 487v70h-347v-70zM834 626v70h-208v-70z">
            <text:p/>
          </draw:path>
          <draw:path draw:style-name="gr11" draw:text-style-name="P9" draw:layer="layout" svg:width="0.833cm" svg:height="0.347cm" svg:x="16.475cm" svg:y="21.278cm" svg:viewBox="0 0 834 348" svg:d="M0 0v348h347v-348zM486 0v70h348v-70zM486 139v70h348v-70zM486 278v70h209v-70z">
            <text:p/>
          </draw:path>
        </draw:g>
        <draw:g xml:id="id47" draw:id="id47">
          <draw:path draw:style-name="gr10" draw:text-style-name="P8" draw:layer="layout" svg:width="1.111cm" svg:height="0.972cm" svg:x="11.054cm" svg:y="20.93cm" svg:viewBox="0 0 1112 973" svg:d="M0 0v973h1112v-973zM764 69v70h-417v-70zM278 69v70h-70v-70zM69 69h70v70h-70zM1042 903h-973v-695h973zM1042 139h-139v-70h139zM139 347h347v348h-347zM973 347v70h-348v-70zM973 486v70h-348v-70zM834 625v70h-209v-70z">
            <text:p/>
          </draw:path>
          <draw:path draw:style-name="gr11" draw:text-style-name="P9" draw:layer="layout" svg:width="0.833cm" svg:height="0.347cm" svg:x="11.193cm" svg:y="21.277cm" svg:viewBox="0 0 834 348" svg:d="M0 0v348h347v-348zM487 0v70h347v-70zM487 139v70h347v-70zM487 278v70h208v-70z">
            <text:p/>
          </draw:path>
        </draw:g>
        <draw:g xml:id="id50" draw:id="id50">
          <draw:glue-point draw:id="4" svg:x="-3.596cm" svg:y="-4.331cm"/>
          <draw:path draw:style-name="gr7" draw:text-style-name="P5" draw:layer="layout" svg:width="1.703cm" svg:height="1.899cm" svg:x="10.682cm" svg:y="23.46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12" draw:text-style-name="P6" xml:id="id46" draw:id="id46" draw:layer="layout" svg:width="1.703cm" svg:height="1.899cm" svg:x="10.682cm" svg:y="23.469cm" svg:viewBox="0 0 1704 1900" svg:d="M852 0c-157 0-290 14-426 44-135 30-233 67-311 119-79 51-115 102-115 162 1 3 1 5 1 7h-1v1271h4c11 50 45 92 111 135 78 52 176 89 312 119 135 30 269 43 425 43 157 0 290-13 426-43 135-30 233-67 311-119 66-43 100-85 111-135h4v-1271h-1c1-2 1-4 1-7 0-60-36-111-114-162-78-52-176-89-312-119s-269-44-426-44z">
            <text:p/>
          </draw:path>
          <draw:path draw:style-name="gr7" draw:text-style-name="P5" draw:layer="layout" svg:width="1.702cm" svg:height="0.648cm" svg:x="10.692cm" svg:y="23.46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  <draw:path draw:style-name="gr12" draw:text-style-name="P6" draw:layer="layout" svg:width="1.702cm" svg:height="0.648cm" svg:x="10.692cm" svg:y="23.462cm" svg:viewBox="0 0 1703 649" svg:d="M1703 325c0 60-36 110-114 162-79 52-177 89-312 119-136 30-270 43-426 43-157 0-290-13-425-43-136-30-234-67-312-119-79-52-114-102-114-162s35-112 114-163c78-52 176-89 312-118 135-30 269-44 425-44 157 0 290 14 426 44 135 29 233 66 312 118 78 51 114 103 114 163z">
            <text:p/>
          </draw:path>
        </draw:g>
        <draw:frame draw:style-name="gr14" draw:text-style-name="P11" draw:layer="layout" svg:width="2.508cm" svg:height="0.497cm" svg:x="15.187cm" svg:y="10.384cm">
          <draw:text-box>
            <text:p text:style-name="P10"><text:span text:style-name="T1">PMM Server</text:span></text:p>
          </draw:text-box>
        </draw:frame>
        <draw:frame draw:style-name="gr23" draw:text-style-name="P14" draw:layer="layout" svg:width="2.165cm" svg:height="0.374cm" svg:x="10.509cm" svg:y="25.475cm">
          <draw:text-box>
            <text:p text:style-name="P12"><text:span text:style-name="T3">Prometheus</text:span></text:p>
          </draw:text-box>
        </draw:frame>
        <draw:g xml:id="id52" draw:id="id52">
          <draw:path draw:style-name="gr24" draw:text-style-name="P5" draw:layer="layout" svg:width="1.703cm" svg:height="1.899cm" svg:x="13.09cm" svg:y="17.152cm" svg:viewBox="0 0 1704 1900" svg:d="M852 0c-157 0-290 13-426 43s-234 67-312 119-114 103-114 162c0 1 0 1 0 1 0 2 0 4 1 7h-1v1271h3c12 50 46 91 112 135 78 51 175 89 311 118 136 30 269 44 426 44 156 0 289-14 425-44 136-29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1.899cm" svg:x="13.09cm" svg:y="17.152cm" svg:viewBox="0 0 1704 1900" svg:d="M852 0c-157 0-290 13-426 43s-234 67-312 119-114 103-114 162c0 1 0 1 0 1 0 2 0 4 1 7h-1v1271h3c12 50 46 91 112 135 78 51 175 88 311 118 136 29 269 44 426 44 156 0 289-15 425-44 136-30 233-67 312-118 66-44 100-85 111-135h4v-1271h-1c0-3 0-5 1-7v-1c0-59-37-110-115-162-79-52-176-89-311-119-136-30-269-43-426-43z">
            <text:p/>
          </draw:path>
          <draw:path draw:style-name="gr24" draw:text-style-name="P5" draw:layer="layout" svg:width="1.703cm" svg:height="0.648cm" svg:x="13.099cm" svg:y="17.1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  <draw:path draw:style-name="gr24" draw:text-style-name="P5" draw:layer="layout" svg:width="1.703cm" svg:height="0.648cm" svg:x="13.099cm" svg:y="17.145cm" svg:viewBox="0 0 1704 649" svg:d="M1704 324c0 60-36 111-114 163-79 51-176 88-312 118-136 29-269 44-426 44s-290-15-426-44c-136-30-234-67-312-118-79-52-114-104-114-163 0-60 35-110 114-162 78-52 176-89 312-119s269-43 426-43 290 13 426 43 233 67 312 119c78 52 114 103 114 162z">
            <text:p/>
          </draw:path>
        </draw:g>
        <draw:frame draw:style-name="gr25" draw:text-style-name="P14" draw:layer="layout" svg:width="1.971cm" svg:height="0.374cm" svg:x="12.97cm" svg:y="19.28cm">
          <draw:text-box>
            <text:p text:style-name="P12"><text:span text:style-name="T3">ClickHouse</text:span></text:p>
          </draw:text-box>
        </draw:frame>
        <draw:g xml:id="id48" draw:id="id48">
          <draw:path draw:style-name="gr7" draw:text-style-name="P5" draw:layer="layout" svg:width="1.703cm" svg:height="1.899cm" svg:x="13.089cm" svg:y="13.72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12" draw:text-style-name="P6" draw:layer="layout" svg:width="1.703cm" svg:height="1.899cm" svg:x="13.089cm" svg:y="13.727cm" svg:viewBox="0 0 1704 1900" svg:d="M852 0c-157 0-290 14-426 44-136 29-234 66-312 118-78 51-114 103-114 163 0 2 0 4 1 7h-1v1271h3c12 50 46 91 111 135 79 52 176 89 312 119s269 43 426 43c156 0 289-13 425-43s233-67 312-119c66-44 100-85 111-135h4v-1271h-1c0-3 0-5 1-7 0-60-37-112-115-163-79-52-176-89-311-118-136-30-269-44-426-44z">
            <text:p/>
          </draw:path>
          <draw:path draw:style-name="gr7" draw:text-style-name="P5" draw:layer="layout" svg:width="1.703cm" svg:height="0.648cm" svg:x="13.098cm" svg:y="13.72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  <draw:path draw:style-name="gr12" draw:text-style-name="P6" draw:layer="layout" svg:width="1.703cm" svg:height="0.648cm" svg:x="13.098cm" svg:y="13.72cm" svg:viewBox="0 0 1704 649" svg:d="M1704 325c0 59-36 110-114 162-79 52-176 89-312 119s-269 43-426 43-290-13-426-43-234-67-312-119c-79-52-114-103-114-162 0-60 35-111 114-163 78-52 176-90 312-119 136-30 269-43 426-43s290 13 426 43c136 29 233 67 312 119 78 52 114 103 114 163z">
            <text:p/>
          </draw:path>
        </draw:g>
        <draw:frame draw:style-name="gr26" draw:text-style-name="P14" draw:layer="layout" svg:width="2.102cm" svg:height="0.374cm" svg:x="12.973cm" svg:y="15.839cm">
          <draw:text-box>
            <text:p text:style-name="P12"><text:span text:style-name="T3">PostgreSQL</text:span></text:p>
          </draw:text-box>
        </draw:frame>
        <draw:frame draw:style-name="gr27" draw:text-style-name="P14" draw:layer="layout" svg:width="1.433cm" svg:height="0.374cm" svg:x="16.135cm" svg:y="21.99cm">
          <draw:text-box>
            <text:p text:style-name="P12"><text:span text:style-name="T3">Grafana</text:span></text:p>
          </draw:text-box>
        </draw:frame>
        <draw:frame draw:style-name="gr28" draw:text-style-name="P13" draw:layer="layout" svg:width="2.441cm" svg:height="0.374cm" svg:x="8.456cm" svg:y="14.483cm">
          <draw:text-box>
            <text:p text:style-name="P12"><text:span text:style-name="T2">pmm-managed</text:span></text:p>
          </draw:text-box>
        </draw:frame>
        <draw:frame draw:style-name="gr47" draw:text-style-name="P14" draw:layer="layout" svg:width="1.822cm" svg:height="0.747cm" svg:x="9.217cm" svg:y="17.897cm">
          <draw:text-box>
            <text:p text:style-name="P12"><text:span text:style-name="T3">QAN API 2</text:span></text:p>
          </draw:text-box>
        </draw:frame>
        <draw:g xml:id="id53" draw:id="id53">
          <draw:path draw:style-name="gr7" draw:text-style-name="P5" draw:layer="layout" svg:width="0.681cm" svg:height="0.681cm" svg:x="11.21cm" svg:y="17.694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M341 201c78 0 140 63 140 140 0 78-62 141-140 141-77 0-140-63-140-141 0-77 63-140 140-140z">
            <text:p/>
          </draw:path>
          <draw:path draw:style-name="gr8" draw:text-style-name="P6" draw:layer="layout" svg:width="0.681cm" svg:height="0.681cm" svg:x="11.21cm" svg:y="17.694cm" svg:viewBox="0 0 682 682" svg:d="M310 0c-8 0-15 7-15 15v70c0 7-5 13-12 15-25 6-49 16-71 29-6 4-14 3-19-2l-49-49c-6-6-16-6-22 0l-44 43c-6 7-6 16 0 22l49 50c5 5 6 13 3 19-14 22-24 45-30 70-1 7-8 12-15 12h-69c-5 0-8 2-11 5s-5 7-5 11v62c0 8 7 15 16 15h69c7 0 14 5 15 12 6 25 16 49 30 71 3 6 2 14-3 19l-49 49c-3 3-4 7-4 11s1 8 4 11l44 44c6 6 16 6 22 0l49-49c3-3 7-5 11-5 3 0 6 1 8 2 22 14 46 24 71 30 7 1 12 8 12 15v69c0 9 7 16 15 16h62c9 0 16-7 16-16v-69c0-7 5-14 12-15 25-6 48-16 70-30 6-3 14-2 19 3l50 49c5 6 16 6 22 0l43-44c6-6 6-16 0-22l-49-49c-5-5-6-13-2-19 13-22 23-46 29-71 2-7 8-12 15-12h70c4 0 8-1 11-4s4-7 4-11v-62c0-9-7-16-15-16h-70c-7 0-13-5-15-12-6-25-16-48-29-70-4-6-3-14 2-19l49-50c3-3 5-7 5-11s-2-8-5-11l-43-43c-6-6-17-6-22 0l-50 49c-5 5-13 6-19 2-22-13-45-23-70-29-7-2-12-8-12-15v-70c0-8-7-15-16-15z">
            <text:p/>
          </draw:path>
          <draw:path draw:style-name="gr8" draw:text-style-name="P6" draw:layer="layout" svg:width="0.279cm" svg:height="0.28cm" svg:x="11.411cm" svg:y="17.895cm" svg:viewBox="0 0 280 281" svg:d="M140 0c78 0 140 63 140 140 0 78-62 141-140 141-77 0-140-63-140-141 0-77 63-140 140-140z">
            <text:p/>
          </draw:path>
          <draw:path draw:style-name="gr7" draw:text-style-name="P5" draw:layer="layout" svg:width="0.682cm" svg:height="0.682cm" svg:x="11.363cm" svg:y="17.78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M342 202c77 0 139 63 139 140 0 78-62 141-139 141-78 0-140-63-140-141 0-77 62-140 140-140z">
            <text:p/>
          </draw:path>
          <draw:path draw:style-name="gr8" draw:text-style-name="P6" draw:layer="layout" svg:width="0.682cm" svg:height="0.682cm" svg:x="11.363cm" svg:y="17.78cm" svg:viewBox="0 0 683 683" svg:d="M310 0c-8 0-15 7-15 16v70c0 7-5 13-12 15-25 6-49 16-71 29-6 4-14 3-19-2l-49-50c-6-5-16-5-22 0l-44 44c-6 6-6 16 0 22l50 49c5 6 6 13 2 20-14 22-23 45-29 70-2 7-8 12-16 12h-69c-4 0-8 2-11 5-3 2-5 6-5 11v62c0 8 7 15 16 15h69c8 0 14 5 16 12 6 25 15 49 29 71 4 6 3 14-2 19l-50 49c-3 3-4 7-4 11s1 8 4 11l44 44c6 6 16 6 22 0l49-50c3-3 7-4 11-4 3 0 6 1 8 2 22 14 46 23 71 29 7 2 12 8 12 16v69c0 9 7 16 15 16h62c9 0 16-7 16-16v-69c0-8 5-14 12-16 25-6 48-15 70-29 7-4 14-3 20 2l49 50c6 6 16 6 22 0l44-44c6-6 6-16 0-22l-50-49c-5-5-6-13-2-19 13-22 23-46 29-71 2-7 8-12 15-12h70c4 0 8-2 11-4 3-3 5-7 5-11v-62c0-9-7-16-16-16h-70c-7 0-13-5-15-12-6-25-16-49-29-70-4-7-3-14 2-20l50-49c2-3 4-7 4-11s-2-8-4-11l-44-44c-6-5-16-5-22 0l-49 50c-6 5-13 6-20 2-21-13-45-23-70-29-7-2-12-8-12-15v-70c0-9-7-16-16-16z">
            <text:p/>
          </draw:path>
          <draw:path draw:style-name="gr8" draw:text-style-name="P6" draw:layer="layout" svg:width="0.278cm" svg:height="0.28cm" svg:x="11.565cm" svg:y="17.982cm" svg:viewBox="0 0 279 281" svg:d="M140 0c77 0 139 63 139 140 0 78-62 141-139 141-78 0-140-63-140-141 0-77 62-140 140-140z">
            <text:p/>
          </draw:path>
        </draw:g>
        <draw:connector draw:style-name="gr48" draw:text-style-name="P16" draw:layer="layout" draw:type="curve" svg:x1="16.335cm" svg:y1="21.417cm" svg:x2="12.386cm" svg:y2="24.419cm" draw:start-shape="id45" draw:start-glue-point="3" draw:end-shape="id46" draw:end-glue-point="1" svg:d="M16335 21417c-2941 0-967 3002-3949 3002" svg:viewBox="0 0 3950 3003">
          <text:p/>
        </draw:connector>
        <draw:connector draw:style-name="gr32" draw:text-style-name="P16" draw:layer="layout" draw:type="curve" svg:x1="16.335cm" svg:y1="21.417cm" svg:x2="12.166cm" svg:y2="21.416cm" draw:start-shape="id45" draw:start-glue-point="3" draw:end-shape="id47" draw:end-glue-point="1" svg:d="M16335 21417c-3126 0-1042-1-4169-1" svg:viewBox="0 0 4170 2">
          <text:p/>
        </draw:connector>
        <draw:connector draw:style-name="gr49" draw:text-style-name="P16" draw:layer="layout" draw:type="curve" svg:x1="13.089cm" svg:y1="14.673cm" svg:x2="12.046cm" svg:y2="14.678cm" draw:start-shape="id48" draw:start-glue-point="3" draw:end-shape="id49" draw:end-glue-point="1" svg:d="M13089 14673c-792 0-271 5-1043 5" svg:viewBox="0 0 1044 6">
          <text:p/>
        </draw:connector>
        <draw:connector draw:style-name="gr50" draw:text-style-name="P16" draw:layer="layout" draw:type="curve" svg:x1="10.682cm" svg:y1="24.415cm" svg:x2="4.28cm" svg:y2="15.962cm" draw:start-shape="id50" draw:start-glue-point="3" draw:end-shape="id51" draw:end-glue-point="2" svg:d="M10682 24415c-4268 0-6402-2817-6402-8453" svg:viewBox="0 0 6403 8454">
          <text:p/>
        </draw:connector>
        <draw:connector draw:style-name="gr49" draw:text-style-name="P16" draw:layer="layout" draw:type="curve" svg:x1="13.09cm" svg:y1="18.098cm" svg:x2="12.046cm" svg:y2="18.078cm" draw:start-shape="id52" draw:start-glue-point="3" draw:end-shape="id53" draw:end-glue-point="1" svg:d="M13090 18098c-772 0-251-20-1044-20" svg:viewBox="0 0 1045 21">
          <text:p/>
        </draw:connector>
        <draw:connector draw:style-name="gr32" draw:text-style-name="P16" draw:layer="layout" draw:type="curve" svg:x1="11.628cm" svg:y1="15.063cm" svg:x2="11.628cm" svg:y2="17.694cm" draw:start-shape="id49" draw:start-glue-point="2" draw:end-shape="id53" draw:end-glue-point="0" svg:d="M11628 15063v2631" svg:viewBox="0 0 1 2632">
          <text:p/>
        </draw:connector>
        <draw:custom-shape draw:style-name="gr51" draw:text-style-name="P17" xml:id="id54" draw:id="id54" draw:layer="layout" svg:width="1.524cm" svg:height="1.311cm" svg:x="10.841cm" svg:y="10.721cm">
          <text:p/>
          <draw:enhanced-geometry svg:viewBox="0 0 21600 21600" draw:path-stretchpoint-x="10800" draw:path-stretchpoint-y="10800" draw:text-areas="?f3 ?f4 ?f5 ?f6" draw:type="round-rectangle" draw:modifiers="3838.42622950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6" draw:layer="layout" draw:type="curve" svg:x1="11.61cm" svg:y1="20.93cm" svg:x2="11.628cm" svg:y2="18.463cm" draw:start-shape="id47" draw:start-glue-point="0" draw:end-shape="id53" draw:end-glue-point="2" svg:d="M11610 20930c0-1840 18-607 18-2467" svg:viewBox="0 0 19 2468">
          <text:p/>
        </draw:connector>
        <draw:frame draw:style-name="gr52" draw:text-style-name="P19" draw:layer="layout" svg:width="0.993cm" svg:height="0.374cm" svg:x="11.094cm" svg:y="10.055cm">
          <draw:text-box>
            <text:p text:style-name="P12"><text:span text:style-name="T5">nginx</text:span></text:p>
          </draw:text-box>
        </draw:frame>
        <draw:g xml:id="id55" draw:id="id55">
          <draw:glue-point draw:id="4" svg:x="-4.393cm" svg:y="4.721cm"/>
          <draw:glue-point draw:id="5" svg:x="0.676cm" svg:y="0.696cm" draw:align="center"/>
          <draw:glue-point draw:id="6" svg:x="-4.393cm" svg:y="4.721cm"/>
          <draw:path draw:style-name="gr39" draw:text-style-name="P5" draw:layer="layout" svg:width="1.351cm" svg:height="0.798cm" svg:x="3.486cm" svg:y="11.326cm" svg:viewBox="0 0 1352 799" svg:d="M1352 550c0 77-24 137-71 182-46 44-108 67-186 67h-839c-77 0-139-23-186-67-47-45-70-105-70-182 0-34 1-67 3-100 3-32 7-66 13-104 7-38 16-72 26-104s24-64 42-94c17-30 36-56 59-77 22-22 50-39 82-52s68-19 107-19c6 0 19 7 40 21s45 29 72 46c26 17 61 32 104 46 42 13 85 21 128 21s85-8 128-21c42-14 77-29 104-46 26-17 50-32 71-46s35-21 41-21c39 0 74 6 107 19 32 13 59 30 82 52 22 21 42 47 60 77 17 30 30 62 40 94 11 32 19 66 26 104s11 72 14 104c2 33 3 66 3 100z">
            <text:p/>
          </draw:path>
          <draw:path draw:style-name="gr39" draw:text-style-name="P5" draw:layer="layout" svg:width="0.736cm" svg:height="0.736cm" svg:x="3.793cm" svg:y="10.651cm" svg:viewBox="0 0 737 737" svg:d="M737 368c0 102-36 189-108 261s-158 108-260 108-189-36-261-108-108-159-108-261 36-188 108-260 159-108 261-108 188 36 260 108 108 158 108 260z">
            <text:p/>
          </draw:path>
        </draw:g>
        <draw:polygon draw:style-name="gr43" draw:text-style-name="P24" xml:id="id51" draw:id="id51" draw:layer="layout" svg:width="3.689cm" svg:height="2.158cm" svg:x="2.435cm" svg:y="13.803cm" svg:viewBox="0 0 3690 2159" draw:points="0,0 3690,0 3690,2159 0,2159">
          <text:p text:style-name="P23"><text:span text:style-name="T6">PMM Client</text:span></text:p>
        </draw:polygon>
        <draw:frame draw:style-name="gr37" draw:text-style-name="P21" draw:layer="layout" svg:width="1.7cm" svg:height="0.374cm" svg:x="3.822cm" svg:y="12.256cm">
          <draw:text-box>
            <text:p text:style-name="P20"><text:span text:style-name="T5">User</text:span></text:p>
          </draw:text-box>
        </draw:frame>
        <draw:frame draw:style-name="gr53" draw:text-style-name="P14" draw:layer="layout" svg:width="1.636cm" svg:height="0.747cm" svg:x="9.212cm" svg:y="21.197cm">
          <draw:text-box>
            <text:p text:style-name="P12"><text:span text:style-name="T3">QAN APP</text:span></text:p>
          </draw:text-box>
        </draw:frame>
        <draw:connector draw:style-name="gr32" draw:text-style-name="P16" draw:layer="layout" draw:type="curve" svg:x1="12.365cm" svg:y1="11.376cm" svg:x2="16.891cm" svg:y2="20.93cm" draw:start-shape="id54" draw:start-glue-point="1" draw:end-shape="id45" draw:end-glue-point="0" svg:d="M12365 11376c3018 0 4526 3184 4526 9554" svg:viewBox="0 0 4527 9555">
          <text:p/>
        </draw:connector>
        <draw:connector draw:style-name="gr32" draw:text-style-name="P16" draw:layer="layout" draw:type="curve" svg:x1="11.603cm" svg:y1="12.032cm" svg:x2="11.628cm" svg:y2="14.294cm" draw:start-shape="id54" draw:start-glue-point="2" draw:end-shape="id49" draw:end-glue-point="0" svg:d="M11603 12032c0 1687 25 557 25 2262" svg:viewBox="0 0 26 2263">
          <text:p/>
        </draw:connector>
        <draw:connector draw:style-name="gr32" draw:text-style-name="P16" draw:layer="layout" draw:type="curve" svg:x1="4.838cm" svg:y1="11.388cm" svg:x2="10.841cm" svg:y2="11.376cm" draw:start-shape="id55" draw:start-glue-point="1" draw:end-shape="id54" draw:end-glue-point="3" svg:d="M4838 11388c4513 0 1512-12 6003-12" svg:viewBox="0 0 6004 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41cm" fo:margin-bottom="1.041cm" fo:margin-left="1.041cm" fo:margin-right="1.04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0-04-29T08:17:09.364395459</dc:date>
    <meta:editing-duration>PT5H56M39S</meta:editing-duration>
    <meta:editing-cycles>17</meta:editing-cycles>
    <meta:generator>LibreOffice/6.4.3.2$MacOSX_X86_64 LibreOffice_project/747b5d0ebf89f41c860ec2a39efd7cb15b54f2d8</meta:generator>
    <meta:document-statistic meta:object-count="310"/>
  </office:meta>
</office:document-meta>
</file>